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ipcam1" table:style-name="ta1">
        <table:shapes>
          <draw:frame draw:z-index="0" draw:style-name="gr1" draw:text-style-name="P1" svg:width="453.46pt" svg:height="255.26pt" svg:x="348.89pt" svg:y="35.38pt">
            <loext:p draw:notify-on-update-of-ranges="ipcam1.C4:ipcam1.C9 ipcam1.B4:ipcam1.B9 ipcam1.D4:ipcam1.D9 ipcam1.B4:ipcam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61.25pt" svg:y="353.11pt">
            <loext:p draw:notify-on-update-of-ranges="ipcam1.C29:ipcam1.C58 ipcam1.B29:ipcam1.B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939.71pt" svg:y="355.38pt">
            <loext:p draw:notify-on-update-of-ranges="ipcam1.E29:ipcam1.E58 ipcam1.B29:ipcam1.B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easured by width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8" calcext:value-type="float">
            <text:p>0.18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4:.$B9];[.C4:.C9])" office:value-type="float" office:value="9.34986595174263" calcext:value-type="float">
            <text:p>9.3498659517</text:p>
          </table:table-cell>
          <table:table-cell table:formula="of:=SLOPE([.$B4:.$B9];[.D4:.D9])" office:value-type="float" office:value="0.679405520169851" calcext:value-type="float">
            <text:p>0.67940552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4:.$B9];[.C4:.C9])" office:value-type="float" office:value="0.724195710455764" calcext:value-type="float">
            <text:p>0.7241957105</text:p>
          </table:table-cell>
          <table:table-cell table:formula="of:=INTERCEPT([.$B4:.$B9];[.D4:.D9])" office:value-type="float" office:value="0.168259023354564" calcext:value-type="float">
            <text:p>0.1682590234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string" calcext:value-type="string">
            <text:p>nowy pomi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dane</text:p>
          </table:table-cell>
          <table:table-cell office:value-type="string" calcext:value-type="string">
            <text:p>sterro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1/sz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0" calcext:value-type="float">
            <text:p>110</text:p>
          </table:table-cell>
          <table:table-cell table:formula="of:=1/[.D29]" office:value-type="float" office:value="0.00909090909090909" calcext:value-type="float">
            <text:p>0.009090909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27" calcext:value-type="float">
            <text:p>127</text:p>
          </table:table-cell>
          <table:table-cell table:formula="of:=1/[.D30]" office:value-type="float" office:value="0.0078740157480315" calcext:value-type="float">
            <text:p>0.007874015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405" calcext:value-type="float">
            <text:p>1.2405</text:p>
          </table:table-cell>
          <table:table-cell office:value-type="float" office:value="150" calcext:value-type="float">
            <text:p>150</text:p>
          </table:table-cell>
          <table:table-cell table:formula="of:=1/[.D31]" office:value-type="float" office:value="0.00666666666666667" calcext:value-type="float">
            <text:p>0.00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444" calcext:value-type="float">
            <text:p>0.9444</text:p>
          </table:table-cell>
          <table:table-cell office:value-type="float" office:value="179" calcext:value-type="float">
            <text:p>179</text:p>
          </table:table-cell>
          <table:table-cell table:formula="of:=1/[.D32]" office:value-type="float" office:value="0.00558659217877095" calcext:value-type="float">
            <text:p>0.00558659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444" calcext:value-type="float">
            <text:p>0.4444</text:p>
          </table:table-cell>
          <table:table-cell office:value-type="float" office:value="289" calcext:value-type="float">
            <text:p>289</text:p>
          </table:table-cell>
          <table:table-cell table:formula="of:=1/[.D33]" office:value-type="float" office:value="0.00346020761245675" calcext:value-type="float">
            <text:p>0.00346020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166" calcext:value-type="float">
            <text:p>0.3166</text:p>
          </table:table-cell>
          <table:table-cell office:value-type="float" office:value="520" calcext:value-type="float">
            <text:p>520</text:p>
          </table:table-cell>
          <table:table-cell table:formula="of:=1/[.D34]" office:value-type="float" office:value="0.00192307692307692" calcext:value-type="float">
            <text:p>0.00192307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77" calcext:value-type="float">
            <text:p>477</text:p>
          </table:table-cell>
          <table:table-cell table:formula="of:=1/[.D35]" office:value-type="float" office:value="0.00209643605870021" calcext:value-type="float">
            <text:p>0.00209643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14" calcext:value-type="float">
            <text:p>0.5914</text:p>
          </table:table-cell>
          <table:table-cell office:value-type="float" office:value="257" calcext:value-type="float">
            <text:p>257</text:p>
          </table:table-cell>
          <table:table-cell table:formula="of:=1/[.D36]" office:value-type="float" office:value="0.00389105058365759" calcext:value-type="float">
            <text:p>0.00389105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049" calcext:value-type="float">
            <text:p>1.1049</text:p>
          </table:table-cell>
          <table:table-cell office:value-type="float" office:value="196" calcext:value-type="float">
            <text:p>196</text:p>
          </table:table-cell>
          <table:table-cell table:formula="of:=1/[.D37]" office:value-type="float" office:value="0.00510204081632653" calcext:value-type="float">
            <text:p>0.005102040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828" calcext:value-type="float">
            <text:p>1.2828</text:p>
          </table:table-cell>
          <table:table-cell office:value-type="float" office:value="155" calcext:value-type="float">
            <text:p>155</text:p>
          </table:table-cell>
          <table:table-cell table:formula="of:=1/[.D38]" office:value-type="float" office:value="0.00645161290322581" calcext:value-type="float">
            <text:p>0.00645161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7721" calcext:value-type="float">
            <text:p>1.7721</text:p>
          </table:table-cell>
          <table:table-cell office:value-type="float" office:value="112" calcext:value-type="float">
            <text:p>112</text:p>
          </table:table-cell>
          <table:table-cell table:formula="of:=1/[.D39]" office:value-type="float" office:value="0.00892857142857143" calcext:value-type="float">
            <text:p>0.00892857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518" calcext:value-type="float">
            <text:p>2.0518</text:p>
          </table:table-cell>
          <table:table-cell office:value-type="float" office:value="102" calcext:value-type="float">
            <text:p>102</text:p>
          </table:table-cell>
          <table:table-cell table:formula="of:=1/[.D40]" office:value-type="float" office:value="0.00980392156862745" calcext:value-type="float">
            <text:p>0.00980392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066" calcext:value-type="float">
            <text:p>2.0066</text:p>
          </table:table-cell>
          <table:table-cell office:value-type="float" office:value="101" calcext:value-type="float">
            <text:p>101</text:p>
          </table:table-cell>
          <table:table-cell table:formula="of:=1/[.D41]" office:value-type="float" office:value="0.0099009900990099" calcext:value-type="float">
            <text:p>0.00990099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8626" calcext:value-type="float">
            <text:p>1.8626</text:p>
          </table:table-cell>
          <table:table-cell office:value-type="float" office:value="123" calcext:value-type="float">
            <text:p>123</text:p>
          </table:table-cell>
          <table:table-cell table:formula="of:=1/[.D42]" office:value-type="float" office:value="0.00813008130081301" calcext:value-type="float">
            <text:p>0.0081300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157" calcext:value-type="float">
            <text:p>1.2157</text:p>
          </table:table-cell>
          <table:table-cell office:value-type="float" office:value="142" calcext:value-type="float">
            <text:p>142</text:p>
          </table:table-cell>
          <table:table-cell table:formula="of:=1/[.D43]" office:value-type="float" office:value="0.00704225352112676" calcext:value-type="float">
            <text:p>0.00704225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764" calcext:value-type="float">
            <text:p>1.1764</text:p>
          </table:table-cell>
          <table:table-cell office:value-type="float" office:value="198" calcext:value-type="float">
            <text:p>198</text:p>
          </table:table-cell>
          <table:table-cell table:formula="of:=1/[.D44]" office:value-type="float" office:value="0.00505050505050505" calcext:value-type="float">
            <text:p>0.00505050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92" calcext:value-type="float">
            <text:p>0.5992</text:p>
          </table:table-cell>
          <table:table-cell office:value-type="float" office:value="282" calcext:value-type="float">
            <text:p>282</text:p>
          </table:table-cell>
          <table:table-cell table:formula="of:=1/[.D45]" office:value-type="float" office:value="0.00354609929078014" calcext:value-type="float">
            <text:p>0.00354609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1" calcext:value-type="float">
            <text:p>0.331</text:p>
          </table:table-cell>
          <table:table-cell office:value-type="float" office:value="450" calcext:value-type="float">
            <text:p>450</text:p>
          </table:table-cell>
          <table:table-cell table:formula="of:=1/[.D46]" office:value-type="float" office:value="0.00222222222222222" calcext:value-type="float">
            <text:p>0.00222222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11" calcext:value-type="float">
            <text:p>411</text:p>
          </table:table-cell>
          <table:table-cell table:formula="of:=1/[.D47]" office:value-type="float" office:value="0.0024330900243309" calcext:value-type="float">
            <text:p>0.002433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217" calcext:value-type="float">
            <text:p>0.6217</text:p>
          </table:table-cell>
          <table:table-cell office:value-type="float" office:value="248" calcext:value-type="float">
            <text:p>248</text:p>
          </table:table-cell>
          <table:table-cell table:formula="of:=1/[.D48]" office:value-type="float" office:value="0.00403225806451613" calcext:value-type="float">
            <text:p>0.00403225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954" calcext:value-type="float">
            <text:p>0.6954</text:p>
          </table:table-cell>
          <table:table-cell office:value-type="float" office:value="200" calcext:value-type="float">
            <text:p>200</text:p>
          </table:table-cell>
          <table:table-cell table:formula="of:=1/[.D49]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8628" calcext:value-type="float">
            <text:p>1.8628</text:p>
          </table:table-cell>
          <table:table-cell office:value-type="float" office:value="147" calcext:value-type="float">
            <text:p>147</text:p>
          </table:table-cell>
          <table:table-cell table:formula="of:=1/[.D50]" office:value-type="float" office:value="0.00680272108843537" calcext:value-type="float">
            <text:p>0.00680272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6" calcext:value-type="float">
            <text:p>116</text:p>
          </table:table-cell>
          <table:table-cell table:formula="of:=1/[.D51]" office:value-type="float" office:value="0.00862068965517241" calcext:value-type="float">
            <text:p>0.008620689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66" calcext:value-type="float">
            <text:p>2.3166</text:p>
          </table:table-cell>
          <table:table-cell office:value-type="float" office:value="101" calcext:value-type="float">
            <text:p>101</text:p>
          </table:table-cell>
          <table:table-cell table:formula="of:=1/[.D52]" office:value-type="float" office:value="0.0099009900990099" calcext:value-type="float">
            <text:p>0.00990099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9028" calcext:value-type="float">
            <text:p>2.9028</text:p>
          </table:table-cell>
          <table:table-cell office:value-type="float" office:value="110" calcext:value-type="float">
            <text:p>110</text:p>
          </table:table-cell>
          <table:table-cell table:formula="of:=1/[.D53]" office:value-type="float" office:value="0.00909090909090909" calcext:value-type="float">
            <text:p>0.009090909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0522" calcext:value-type="float">
            <text:p>2.0522</text:p>
          </table:table-cell>
          <table:table-cell office:value-type="float" office:value="132" calcext:value-type="float">
            <text:p>132</text:p>
          </table:table-cell>
          <table:table-cell table:formula="of:=1/[.D54]" office:value-type="float" office:value="0.00757575757575758" calcext:value-type="float">
            <text:p>0.00757575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06" calcext:value-type="float">
            <text:p>1.6006</text:p>
          </table:table-cell>
          <table:table-cell office:value-type="float" office:value="143" calcext:value-type="float">
            <text:p>143</text:p>
          </table:table-cell>
          <table:table-cell table:formula="of:=1/[.D55]" office:value-type="float" office:value="0.00699300699300699" calcext:value-type="float">
            <text:p>0.0069930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357" calcext:value-type="float">
            <text:p>1.4357</text:p>
          </table:table-cell>
          <table:table-cell office:value-type="float" office:value="199" calcext:value-type="float">
            <text:p>199</text:p>
          </table:table-cell>
          <table:table-cell table:formula="of:=1/[.D56]" office:value-type="float" office:value="0.0050251256281407" calcext:value-type="float">
            <text:p>0.005025125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927" calcext:value-type="float">
            <text:p>0.6927</text:p>
          </table:table-cell>
          <table:table-cell office:value-type="float" office:value="256" calcext:value-type="float">
            <text:p>256</text:p>
          </table:table-cell>
          <table:table-cell table:formula="of:=1/[.D57]" office:value-type="float" office:value="0.00390625" calcext:value-type="float">
            <text:p>0.00390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29" calcext:value-type="float">
            <text:p>0.3329</text:p>
          </table:table-cell>
          <table:table-cell office:value-type="float" office:value="410" calcext:value-type="float">
            <text:p>410</text:p>
          </table:table-cell>
          <table:table-cell table:formula="of:=1/[.D58]" office:value-type="float" office:value="0.0024390243902439" calcext:value-type="float">
            <text:p>0.00243902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 or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29:.$B58];[.C29:.C58])" office:value-type="float" office:value="10.9119480056585" calcext:value-type="float">
            <text:p>10.9119480057</text:p>
          </table:table-cell>
          <table:table-cell/>
          <table:table-cell table:formula="of:=SLOPE([.$B29:.$B58];[.E29:.E58])" office:value-type="float" office:value="3333.4004557751" calcext:value-type="float">
            <text:p>3333.400455775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29:.$B58];[.C29:.C58])" office:value-type="float" office:value="3.37950280275768" calcext:value-type="float">
            <text:p>3.3795028028</text:p>
          </table:table-cell>
          <table:table-cell/>
          <table:table-cell table:formula="of:=INTERCEPT([.$B29:.$B58];[.E29:.E58])" office:value-type="float" office:value="-2.34340798146414" calcext:value-type="float">
            <text:p>-2.34340798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ereo 2order</text:p>
          </table:table-cell>
          <table:table-cell table:number-matrix-columns-spanned="3" table:number-matrix-rows-spanned="1" table:formula="of:=LINEST([.B29:.B58]; [.C29:.C58]^{1;2})" office:value-type="float" office:value="-2.28648621827457" calcext:value-type="float">
            <text:p>-2.2864862183</text:p>
          </table:table-cell>
          <table:table-cell office:value-type="float" office:value="17.2349748723023" calcext:value-type="float">
            <text:p>17.2349748723</text:p>
          </table:table-cell>
          <table:table-cell office:value-type="float" office:value="0.303111288567056" calcext:value-type="float">
            <text:p>0.3031112886</text:p>
          </table:table-cell>
        </table:table-row>
      </table:table>
      <table:table table:name="ipcam2" table:style-name="ta1">
        <table:shapes>
          <draw:frame draw:z-index="0" draw:style-name="gr1" draw:text-style-name="P1" svg:width="453.46pt" svg:height="255.23pt" svg:x="359.77pt" svg:y="283.1pt">
            <loext:p draw:notify-on-update-of-ranges="ipcam2.C19:ipcam2.C48 ipcam2.B19:ipcam2.B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6pt" svg:height="255.26pt" svg:x="865.56pt" svg:y="195pt">
            <loext:p draw:notify-on-update-of-ranges="ipcam2.E19:ipcam2.E48 ipcam2.B19:ipcam2.B4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472.68pt" svg:y="257.33pt">
            <loext:p draw:notify-on-update-of-ranges="ipcam2.B4:ipcam2.B9 ipcam2.O4:ipcam2.O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ib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eo</text:p>
          </table:table-cell>
          <table:table-cell office:value-type="float" office:value="30" calcext:value-type="float">
            <text:p>30</text:p>
          </table:table-cell>
          <table:table-cell office:value-type="float" office:value="2.8373" calcext:value-type="float">
            <text:p>2.8373</text:p>
          </table:table-cell>
          <table:table-cell office:value-type="float" office:value="2.7564" calcext:value-type="float">
            <text:p>2.7564</text:p>
          </table:table-cell>
          <table:table-cell office:value-type="float" office:value="2.7963" calcext:value-type="float">
            <text:p>2.7963</text:p>
          </table:table-cell>
          <table:table-cell office:value-type="float" office:value="3.1102" calcext:value-type="float">
            <text:p>3.1102</text:p>
          </table:table-cell>
          <table:table-cell office:value-type="float" office:value="3.4455" calcext:value-type="float">
            <text:p>3.4455</text:p>
          </table:table-cell>
          <table:table-cell/>
          <table:table-cell table:formula="of:=[.C4]*[.C4]*[.$G$50]+[.C4]*[.$H$50]+[.$I$50]" office:value-type="float" office:value="29.1465860188356" calcext:value-type="float">
            <text:p>29.1465860188</text:p>
          </table:table-cell>
          <table:table-cell table:formula="of:=[.D4]*[.D4]*[.$G$50]+[.D4]*[.$H$50]+[.$I$50]" office:value-type="float" office:value="28.7917517820802" calcext:value-type="float">
            <text:p>28.7917517821</text:p>
          </table:table-cell>
          <table:table-cell table:formula="of:=[.E4]*[.E4]*[.$G$50]+[.E4]*[.$H$50]+[.$I$50]" office:value-type="float" office:value="28.9706849224689" calcext:value-type="float">
            <text:p>28.9706849225</text:p>
          </table:table-cell>
          <table:table-cell table:formula="of:=[.F4]*[.F4]*[.$G$50]+[.F4]*[.$H$50]+[.$I$50]" office:value-type="float" office:value="30.1116932865145" calcext:value-type="float">
            <text:p>30.1116932865</text:p>
          </table:table-cell>
          <table:table-cell table:formula="of:=[.G4]*[.G4]*[.$G$50]+[.G4]*[.$H$50]+[.$I$50]" office:value-type="float" office:value="30.8077713230884" calcext:value-type="float">
            <text:p>30.8077713231</text:p>
          </table:table-cell>
          <table:table-cell/>
          <table:table-cell table:formula="of:=VAR([.I4:.M4])" office:value-type="float" office:value="0.742386289060845" calcext:value-type="float">
            <text:p>0.742386289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2178" calcext:value-type="float">
            <text:p>2.2178</text:p>
          </table:table-cell>
          <table:table-cell office:value-type="float" office:value="2.297" calcext:value-type="float">
            <text:p>2.297</text:p>
          </table:table-cell>
          <table:table-cell office:value-type="float" office:value="2.1926" calcext:value-type="float">
            <text:p>2.1926</text:p>
          </table:table-cell>
          <table:table-cell office:value-type="float" office:value="2.2436" calcext:value-type="float">
            <text:p>2.2436</text:p>
          </table:table-cell>
          <table:table-cell office:value-type="float" office:value="2.1203" calcext:value-type="float">
            <text:p>2.1203</text:p>
          </table:table-cell>
          <table:table-cell/>
          <table:table-cell table:formula="of:=[.C5]*[.C5]*[.$G$50]+[.C5]*[.$H$50]+[.$I$50]" office:value-type="float" office:value="25.6281657357747" calcext:value-type="float">
            <text:p>25.6281657358</text:p>
          </table:table-cell>
          <table:table-cell table:formula="of:=[.D5]*[.D5]*[.$G$50]+[.D5]*[.$H$50]+[.$I$50]" office:value-type="float" office:value="26.1807362982015" calcext:value-type="float">
            <text:p>26.1807362982</text:p>
          </table:table-cell>
          <table:table-cell table:formula="of:=[.E5]*[.E5]*[.$G$50]+[.E5]*[.$H$50]+[.$I$50]" office:value-type="float" office:value="25.4460301658185" calcext:value-type="float">
            <text:p>25.4460301658</text:p>
          </table:table-cell>
          <table:table-cell table:formula="of:=[.F5]*[.F5]*[.$G$50]+[.F5]*[.$H$50]+[.$I$50]" office:value-type="float" office:value="25.8114781705696" calcext:value-type="float">
            <text:p>25.8114781706</text:p>
          </table:table-cell>
          <table:table-cell table:formula="of:=[.G5]*[.G5]*[.$G$50]+[.G5]*[.$H$50]+[.$I$50]" office:value-type="float" office:value="24.9065468258931" calcext:value-type="float">
            <text:p>24.9065468259</text:p>
          </table:table-cell>
          <table:table-cell/>
          <table:table-cell table:formula="of:=VAR([.I5:.M5])" office:value-type="float" office:value="0.221802181304489" calcext:value-type="float">
            <text:p>0.2218021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79" calcext:value-type="float">
            <text:p>1.6079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5815" calcext:value-type="float">
            <text:p>1.5815</text:p>
          </table:table-cell>
          <table:table-cell office:value-type="float" office:value="1.5193" calcext:value-type="float">
            <text:p>1.5193</text:p>
          </table:table-cell>
          <table:table-cell office:value-type="float" office:value="1.6214" calcext:value-type="float">
            <text:p>1.6214</text:p>
          </table:table-cell>
          <table:table-cell/>
          <table:table-cell table:formula="of:=[.C6]*[.C6]*[.$G$50]+[.C6]*[.$H$50]+[.$I$50]" office:value-type="float" office:value="20.3637093875735" calcext:value-type="float">
            <text:p>20.3637093876</text:p>
          </table:table-cell>
          <table:table-cell table:formula="of:=[.D6]*[.D6]*[.$G$50]+[.D6]*[.$H$50]+[.$I$50]" office:value-type="float" office:value="18.717236369593" calcext:value-type="float">
            <text:p>18.7172363696</text:p>
          </table:table-cell>
          <table:table-cell table:formula="of:=[.E6]*[.E6]*[.$G$50]+[.E6]*[.$H$50]+[.$I$50]" office:value-type="float" office:value="20.0954946182898" calcext:value-type="float">
            <text:p>20.0954946183</text:p>
          </table:table-cell>
          <table:table-cell table:formula="of:=[.F6]*[.F6]*[.$G$50]+[.F6]*[.$H$50]+[.$I$50]" office:value-type="float" office:value="19.450330718588" calcext:value-type="float">
            <text:p>19.4503307186</text:p>
          </table:table-cell>
          <table:table-cell table:formula="of:=[.G6]*[.G6]*[.$G$50]+[.G6]*[.$H$50]+[.$I$50]" office:value-type="float" office:value="20.4995711801348" calcext:value-type="float">
            <text:p>20.4995711801</text:p>
          </table:table-cell>
          <table:table-cell/>
          <table:table-cell table:formula="of:=VAR([.I6:.M6])" office:value-type="float" office:value="0.546484597699586" calcext:value-type="float">
            <text:p>0.5464845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084" calcext:value-type="float">
            <text:p>1.084</text:p>
          </table:table-cell>
          <table:table-cell office:value-type="float" office:value="1.1694" calcext:value-type="float">
            <text:p>1.1694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1153" calcext:value-type="float">
            <text:p>1.1153</text:p>
          </table:table-cell>
          <table:table-cell office:value-type="float" office:value="1.1417" calcext:value-type="float">
            <text:p>1.1417</text:p>
          </table:table-cell>
          <table:table-cell/>
          <table:table-cell table:formula="of:=[.C7]*[.C7]*[.$G$50]+[.C7]*[.$H$50]+[.$I$50]" office:value-type="float" office:value="14.4151800998918" calcext:value-type="float">
            <text:p>14.4151800999</text:p>
          </table:table-cell>
          <table:table-cell table:formula="of:=[.D7]*[.D7]*[.$G$50]+[.D7]*[.$H$50]+[.$I$50]" office:value-type="float" office:value="15.4747647126244" calcext:value-type="float">
            <text:p>15.4747647126</text:p>
          </table:table-cell>
          <table:table-cell table:formula="of:=[.E7]*[.E7]*[.$G$50]+[.E7]*[.$H$50]+[.$I$50]" office:value-type="float" office:value="14.262218608217" calcext:value-type="float">
            <text:p>14.2622186082</text:p>
          </table:table-cell>
          <table:table-cell table:formula="of:=[.F7]*[.F7]*[.$G$50]+[.F7]*[.$H$50]+[.$I$50]" office:value-type="float" office:value="14.8075953050631" calcext:value-type="float">
            <text:p>14.8075953051</text:p>
          </table:table-cell>
          <table:table-cell table:formula="of:=[.G7]*[.G7]*[.$G$50]+[.G7]*[.$H$50]+[.$I$50]" office:value-type="float" office:value="15.1349201694712" calcext:value-type="float">
            <text:p>15.1349201695</text:p>
          </table:table-cell>
          <table:table-cell/>
          <table:table-cell table:formula="of:=VAR([.I7:.M7])" office:value-type="float" office:value="0.250759747051523" calcext:value-type="float">
            <text:p>0.25075974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875" calcext:value-type="float">
            <text:p>0.7875</text:p>
          </table:table-cell>
          <table:table-cell/>
          <table:table-cell table:formula="of:=[.C8]*[.C8]*[.$G$50]+[.C8]*[.$H$50]+[.$I$50]" office:value-type="float" office:value="10.2435353731441" calcext:value-type="float">
            <text:p>10.2435353731</text:p>
          </table:table-cell>
          <table:table-cell table:formula="of:=[.D8]*[.D8]*[.$G$50]+[.D8]*[.$H$50]+[.$I$50]" office:value-type="float" office:value="10.3759740366083" calcext:value-type="float">
            <text:p>10.3759740366</text:p>
          </table:table-cell>
          <table:table-cell table:formula="of:=[.E8]*[.E8]*[.$G$50]+[.E8]*[.$H$50]+[.$I$50]" office:value-type="float" office:value="9.86361459634448" calcext:value-type="float">
            <text:p>9.8636145963</text:p>
          </table:table-cell>
          <table:table-cell table:formula="of:=[.F8]*[.F8]*[.$G$50]+[.F8]*[.$H$50]+[.$I$50]" office:value-type="float" office:value="10.2872588520141" calcext:value-type="float">
            <text:p>10.287258852</text:p>
          </table:table-cell>
          <table:table-cell table:formula="of:=[.G8]*[.G8]*[.$G$50]+[.G8]*[.$H$50]+[.$I$50]" office:value-type="float" office:value="10.4644986020384" calcext:value-type="float">
            <text:p>10.464498602</text:p>
          </table:table-cell>
          <table:table-cell/>
          <table:table-cell table:formula="of:=VAR([.I8:.M8])" office:value-type="float" office:value="0.0531392719345506" calcext:value-type="float">
            <text:p>0.05313927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011" calcext:value-type="float">
            <text:p>0.4011</text:p>
          </table:table-cell>
          <table:table-cell/>
          <table:table-cell table:formula="of:=[.C9]*[.C9]*[.$G$50]+[.C9]*[.$H$50]+[.$I$50]" office:value-type="float" office:value="5.0591771319477" calcext:value-type="float">
            <text:p>5.0591771319</text:p>
          </table:table-cell>
          <table:table-cell table:formula="of:=[.D9]*[.D9]*[.$G$50]+[.D9]*[.$H$50]+[.$I$50]" office:value-type="float" office:value="5.21199632275584" calcext:value-type="float">
            <text:p>5.2119963228</text:p>
          </table:table-cell>
          <table:table-cell table:formula="of:=[.E9]*[.E9]*[.$G$50]+[.E9]*[.$H$50]+[.$I$50]" office:value-type="float" office:value="4.73630966961433" calcext:value-type="float">
            <text:p>4.7363096696</text:p>
          </table:table-cell>
          <table:table-cell table:formula="of:=[.F9]*[.F9]*[.$G$50]+[.F9]*[.$H$50]+[.$I$50]" office:value-type="float" office:value="5.05286560819227" calcext:value-type="float">
            <text:p>5.0528656082</text:p>
          </table:table-cell>
          <table:table-cell table:formula="of:=[.G9]*[.G9]*[.$G$50]+[.G9]*[.$H$50]+[.$I$50]" office:value-type="float" office:value="4.68230410864882" calcext:value-type="float">
            <text:p>4.6823041086</text:p>
          </table:table-cell>
          <table:table-cell/>
          <table:table-cell table:formula="of:=VAR([.I9:.M9])" office:value-type="float" office:value="0.0521142260061772" calcext:value-type="float">
            <text:p>0.0521142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p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formula="of:=SLOPE([.O4:.O9];[.B4:.B9])" office:value-type="float" office:value="0.0243032793944641" calcext:value-type="float">
            <text:p>0.0243032794</text:p>
          </table:table-cell>
          <table:table-cell table:formula="of:=INTERCEPT([.O4:.O9];[.B4:.B9])" office:value-type="float" office:value="-0.114193003893593" calcext:value-type="float">
            <text:p>-0.114193003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formula="of:=[.N11]" office:value-type="float" office:value="0.0243032793944641" calcext:value-type="float">
            <text:p>0.0243032794</text:p>
          </table:table-cell>
          <table:table-cell table:formula="of:=[.O11]" office:value-type="float" office:value="-0.114193003893593" calcext:value-type="float">
            <text:p>-0.11419300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formula="of:=MIN([.O4:.O9])" office:value-type="float" office:value="0.0521142260061772" calcext:value-type="float">
            <text:p>0.0521142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14" calcext:value-type="float">
            <text:p>414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[.B4]" office:value-type="float" office:value="30" calcext:value-type="float">
            <text:p>30</text:p>
          </table:table-cell>
          <table:table-cell table:formula="of:=[.C4]" office:value-type="float" office:value="2.8373" calcext:value-type="float">
            <text:p>2.8373</text:p>
          </table:table-cell>
          <table:table-cell table:formula="of:=[.C11]" office:value-type="float" office:value="90" calcext:value-type="float">
            <text:p>90</text:p>
          </table:table-cell>
          <table:table-cell table:formula="of:=1/[.D19]" office:value-type="float" office:value="0.0111111111111111" calcext:value-type="float">
            <text:p>0.0111111111</text:p>
          </table:table-cell>
          <table:table-cell table:number-columns-repeated="10"/>
        </table:table-row>
        <table:table-row table:style-name="ro1">
          <table:table-cell/>
          <table:table-cell table:formula="of:=[.B5]" office:value-type="float" office:value="25" calcext:value-type="float">
            <text:p>25</text:p>
          </table:table-cell>
          <table:table-cell table:formula="of:=[.C5]" office:value-type="float" office:value="2.2178" calcext:value-type="float">
            <text:p>2.2178</text:p>
          </table:table-cell>
          <table:table-cell table:formula="of:=[.C12]" office:value-type="float" office:value="143" calcext:value-type="float">
            <text:p>143</text:p>
          </table:table-cell>
          <table:table-cell table:formula="of:=1/[.D20]" office:value-type="float" office:value="0.00699300699300699" calcext:value-type="float">
            <text:p>0.006993007</text:p>
          </table:table-cell>
          <table:table-cell table:number-columns-repeated="10"/>
        </table:table-row>
        <table:table-row table:style-name="ro1">
          <table:table-cell/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1.6079" calcext:value-type="float">
            <text:p>1.6079</text:p>
          </table:table-cell>
          <table:table-cell table:formula="of:=[.C13]" office:value-type="float" office:value="151" calcext:value-type="float">
            <text:p>151</text:p>
          </table:table-cell>
          <table:table-cell table:formula="of:=1/[.D21]" office:value-type="float" office:value="0.00662251655629139" calcext:value-type="float">
            <text:p>0.0066225166</text:p>
          </table:table-cell>
          <table:table-cell table:number-columns-repeated="10"/>
        </table:table-row>
        <table:table-row table:style-name="ro1">
          <table:table-cell/>
          <table:table-cell table:formula="of:=[.B7]" office:value-type="float" office:value="15" calcext:value-type="float">
            <text:p>15</text:p>
          </table:table-cell>
          <table:table-cell table:formula="of:=[.C7]" office:value-type="float" office:value="1.084" calcext:value-type="float">
            <text:p>1.084</text:p>
          </table:table-cell>
          <table:table-cell table:formula="of:=[.C14]" office:value-type="float" office:value="195" calcext:value-type="float">
            <text:p>195</text:p>
          </table:table-cell>
          <table:table-cell table:formula="of:=1/[.D22]" office:value-type="float" office:value="0.00512820512820513" calcext:value-type="float">
            <text:p>0.0051282051</text:p>
          </table:table-cell>
          <table:table-cell table:number-columns-repeated="10"/>
        </table:table-row>
        <table:table-row table:style-name="ro1">
          <table:table-cell/>
          <table:table-cell table:formula="of:=[.B8]" office:value-type="float" office:value="10" calcext:value-type="float">
            <text:p>10</text:p>
          </table:table-cell>
          <table:table-cell table:formula="of:=[.C8]" office:value-type="float" office:value="0.7718" calcext:value-type="float">
            <text:p>0.7718</text:p>
          </table:table-cell>
          <table:table-cell table:formula="of:=[.C15]" office:value-type="float" office:value="285" calcext:value-type="float">
            <text:p>285</text:p>
          </table:table-cell>
          <table:table-cell table:formula="of:=1/[.D23]" office:value-type="float" office:value="0.00350877192982456" calcext:value-type="float">
            <text:p>0.0035087719</text:p>
          </table:table-cell>
          <table:table-cell table:number-columns-repeated="10"/>
        </table:table-row>
        <table:table-row table:style-name="ro1">
          <table:table-cell/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4249" calcext:value-type="float">
            <text:p>0.4249</text:p>
          </table:table-cell>
          <table:table-cell table:formula="of:=[.C16]" office:value-type="float" office:value="426" calcext:value-type="float">
            <text:p>426</text:p>
          </table:table-cell>
          <table:table-cell table:formula="of:=1/[.D24]" office:value-type="float" office:value="0.00234741784037559" calcext:value-type="float">
            <text:p>0.0023474178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D4]" office:value-type="float" office:value="2.7564" calcext:value-type="float">
            <text:p>2.7564</text:p>
          </table:table-cell>
          <table:table-cell table:formula="of:=[.D11]" office:value-type="float" office:value="87" calcext:value-type="float">
            <text:p>87</text:p>
          </table:table-cell>
          <table:table-cell table:formula="of:=1/[.D25]" office:value-type="float" office:value="0.0114942528735632" calcext:value-type="float">
            <text:p>0.0114942529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D5]" office:value-type="float" office:value="2.297" calcext:value-type="float">
            <text:p>2.297</text:p>
          </table:table-cell>
          <table:table-cell table:formula="of:=[.D12]" office:value-type="float" office:value="106" calcext:value-type="float">
            <text:p>106</text:p>
          </table:table-cell>
          <table:table-cell table:formula="of:=1/[.D26]" office:value-type="float" office:value="0.00943396226415094" calcext:value-type="float">
            <text:p>0.0094339623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D6]" office:value-type="float" office:value="1.4507" calcext:value-type="float">
            <text:p>1.4507</text:p>
          </table:table-cell>
          <table:table-cell table:formula="of:=[.D13]" office:value-type="float" office:value="148" calcext:value-type="float">
            <text:p>148</text:p>
          </table:table-cell>
          <table:table-cell table:formula="of:=1/[.D27]" office:value-type="float" office:value="0.00675675675675676" calcext:value-type="float">
            <text:p>0.0067567568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D7]" office:value-type="float" office:value="1.1694" calcext:value-type="float">
            <text:p>1.1694</text:p>
          </table:table-cell>
          <table:table-cell table:formula="of:=[.D14]" office:value-type="float" office:value="198" calcext:value-type="float">
            <text:p>198</text:p>
          </table:table-cell>
          <table:table-cell table:formula="of:=1/[.D28]" office:value-type="float" office:value="0.00505050505050505" calcext:value-type="float">
            <text:p>0.0050505051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D8]" office:value-type="float" office:value="0.7812" calcext:value-type="float">
            <text:p>0.7812</text:p>
          </table:table-cell>
          <table:table-cell table:formula="of:=[.D15]" office:value-type="float" office:value="267" calcext:value-type="float">
            <text:p>267</text:p>
          </table:table-cell>
          <table:table-cell table:formula="of:=1/[.D29]" office:value-type="float" office:value="0.00374531835205992" calcext:value-type="float">
            <text:p>0.0037453184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D9]" office:value-type="float" office:value="0.4346" calcext:value-type="float">
            <text:p>0.4346</text:p>
          </table:table-cell>
          <table:table-cell table:formula="of:=[.D16]" office:value-type="float" office:value="414" calcext:value-type="float">
            <text:p>414</text:p>
          </table:table-cell>
          <table:table-cell table:formula="of:=1/[.D30]" office:value-type="float" office:value="0.00241545893719807" calcext:value-type="float">
            <text:p>0.0024154589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E4]" office:value-type="float" office:value="2.7963" calcext:value-type="float">
            <text:p>2.7963</text:p>
          </table:table-cell>
          <table:table-cell table:formula="of:=[.E11]" office:value-type="float" office:value="86" calcext:value-type="float">
            <text:p>86</text:p>
          </table:table-cell>
          <table:table-cell table:formula="of:=1/[.D31]" office:value-type="float" office:value="0.0116279069767442" calcext:value-type="float">
            <text:p>0.011627907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E5]" office:value-type="float" office:value="2.1926" calcext:value-type="float">
            <text:p>2.1926</text:p>
          </table:table-cell>
          <table:table-cell table:formula="of:=[.E12]" office:value-type="float" office:value="116" calcext:value-type="float">
            <text:p>116</text:p>
          </table:table-cell>
          <table:table-cell table:formula="of:=1/[.D32]" office:value-type="float" office:value="0.00862068965517241" calcext:value-type="float">
            <text:p>0.0086206897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E6]" office:value-type="float" office:value="1.5815" calcext:value-type="float">
            <text:p>1.5815</text:p>
          </table:table-cell>
          <table:table-cell table:formula="of:=[.E13]" office:value-type="float" office:value="150" calcext:value-type="float">
            <text:p>150</text:p>
          </table:table-cell>
          <table:table-cell table:formula="of:=1/[.D33]" office:value-type="float" office:value="0.00666666666666667" calcext:value-type="float">
            <text:p>0.006666666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E7]" office:value-type="float" office:value="1.0719" calcext:value-type="float">
            <text:p>1.0719</text:p>
          </table:table-cell>
          <table:table-cell table:formula="of:=[.E14]" office:value-type="float" office:value="210" calcext:value-type="float">
            <text:p>210</text:p>
          </table:table-cell>
          <table:table-cell table:formula="of:=1/[.D34]" office:value-type="float" office:value="0.00476190476190476" calcext:value-type="float">
            <text:p>0.0047619048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E8]" office:value-type="float" office:value="0.745" calcext:value-type="float">
            <text:p>0.745</text:p>
          </table:table-cell>
          <table:table-cell table:formula="of:=[.E15]" office:value-type="float" office:value="266" calcext:value-type="float">
            <text:p>266</text:p>
          </table:table-cell>
          <table:table-cell table:formula="of:=1/[.D35]" office:value-type="float" office:value="0.0037593984962406" calcext:value-type="float">
            <text:p>0.0037593985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E9]" office:value-type="float" office:value="0.4045" calcext:value-type="float">
            <text:p>0.4045</text:p>
          </table:table-cell>
          <table:table-cell table:formula="of:=[.E16]" office:value-type="float" office:value="430" calcext:value-type="float">
            <text:p>430</text:p>
          </table:table-cell>
          <table:table-cell table:formula="of:=1/[.D36]" office:value-type="float" office:value="0.00232558139534884" calcext:value-type="float">
            <text:p>0.0023255814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F4]" office:value-type="float" office:value="3.1102" calcext:value-type="float">
            <text:p>3.1102</text:p>
          </table:table-cell>
          <table:table-cell table:formula="of:=[.F11]" office:value-type="float" office:value="88" calcext:value-type="float">
            <text:p>88</text:p>
          </table:table-cell>
          <table:table-cell table:formula="of:=1/[.D37]" office:value-type="float" office:value="0.0113636363636364" calcext:value-type="float">
            <text:p>0.0113636364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F5]" office:value-type="float" office:value="2.2436" calcext:value-type="float">
            <text:p>2.2436</text:p>
          </table:table-cell>
          <table:table-cell table:formula="of:=[.F12]" office:value-type="float" office:value="112" calcext:value-type="float">
            <text:p>112</text:p>
          </table:table-cell>
          <table:table-cell table:formula="of:=1/[.D38]" office:value-type="float" office:value="0.00892857142857143" calcext:value-type="float">
            <text:p>0.0089285714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F6]" office:value-type="float" office:value="1.5193" calcext:value-type="float">
            <text:p>1.5193</text:p>
          </table:table-cell>
          <table:table-cell table:formula="of:=[.F13]" office:value-type="float" office:value="149" calcext:value-type="float">
            <text:p>149</text:p>
          </table:table-cell>
          <table:table-cell table:formula="of:=1/[.D39]" office:value-type="float" office:value="0.00671140939597315" calcext:value-type="float">
            <text:p>0.0067114094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F7]" office:value-type="float" office:value="1.1153" calcext:value-type="float">
            <text:p>1.1153</text:p>
          </table:table-cell>
          <table:table-cell table:formula="of:=[.F14]" office:value-type="float" office:value="197" calcext:value-type="float">
            <text:p>197</text:p>
          </table:table-cell>
          <table:table-cell table:formula="of:=1/[.D40]" office:value-type="float" office:value="0.00507614213197969" calcext:value-type="float">
            <text:p>0.0050761421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F8]" office:value-type="float" office:value="0.7749" calcext:value-type="float">
            <text:p>0.7749</text:p>
          </table:table-cell>
          <table:table-cell table:formula="of:=[.F15]" office:value-type="float" office:value="252" calcext:value-type="float">
            <text:p>252</text:p>
          </table:table-cell>
          <table:table-cell table:formula="of:=1/[.D41]" office:value-type="float" office:value="0.00396825396825397" calcext:value-type="float">
            <text:p>0.003968254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F9]" office:value-type="float" office:value="0.4245" calcext:value-type="float">
            <text:p>0.4245</text:p>
          </table:table-cell>
          <table:table-cell table:formula="of:=[.F16]" office:value-type="float" office:value="418" calcext:value-type="float">
            <text:p>418</text:p>
          </table:table-cell>
          <table:table-cell table:formula="of:=1/[.D42]" office:value-type="float" office:value="0.00239234449760766" calcext:value-type="float">
            <text:p>0.0023923445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G4]" office:value-type="float" office:value="3.4455" calcext:value-type="float">
            <text:p>3.4455</text:p>
          </table:table-cell>
          <table:table-cell table:formula="of:=[.G11]" office:value-type="float" office:value="78" calcext:value-type="float">
            <text:p>78</text:p>
          </table:table-cell>
          <table:table-cell table:formula="of:=1/[.D43]" office:value-type="float" office:value="0.0128205128205128" calcext:value-type="float">
            <text:p>0.0128205128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G5]" office:value-type="float" office:value="2.1203" calcext:value-type="float">
            <text:p>2.1203</text:p>
          </table:table-cell>
          <table:table-cell table:formula="of:=[.G12]" office:value-type="float" office:value="144" calcext:value-type="float">
            <text:p>144</text:p>
          </table:table-cell>
          <table:table-cell table:formula="of:=1/[.D44]" office:value-type="float" office:value="0.00694444444444444" calcext:value-type="float">
            <text:p>0.0069444444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G6]" office:value-type="float" office:value="1.6214" calcext:value-type="float">
            <text:p>1.6214</text:p>
          </table:table-cell>
          <table:table-cell table:formula="of:=[.G13]" office:value-type="float" office:value="143" calcext:value-type="float">
            <text:p>143</text:p>
          </table:table-cell>
          <table:table-cell table:formula="of:=1/[.D45]" office:value-type="float" office:value="0.00699300699300699" calcext:value-type="float">
            <text:p>0.00699300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G7]" office:value-type="float" office:value="1.1417" calcext:value-type="float">
            <text:p>1.1417</text:p>
          </table:table-cell>
          <table:table-cell table:formula="of:=[.G14]" office:value-type="float" office:value="201" calcext:value-type="float">
            <text:p>201</text:p>
          </table:table-cell>
          <table:table-cell table:formula="of:=1/[.D46]" office:value-type="float" office:value="0.00497512437810945" calcext:value-type="float">
            <text:p>0.0049751244</text:p>
          </table:table-cell>
          <table:table-cell/>
          <table:table-cell table:number-matrix-columns-spanned="3" table:number-matrix-rows-spanned="1" table:formula="of:=LINEST([.B19:.B48];[.C19:.C48]^{1;2})" office:value-type="float" office:value="-2.40135001577826" calcext:value-type="float">
            <text:p>-2.4013500158</text:p>
          </table:table-cell>
          <table:table-cell office:value-type="float" office:value="17.8185160919775" calcext:value-type="float">
            <text:p>17.818516092</text:p>
          </table:table-cell>
          <table:table-cell office:value-type="float" office:value="-2.07837059967143" calcext:value-type="float">
            <text:p>-2.0783705997</text:p>
          </table:table-cell>
          <table:table-cell table:number-columns-repeated="6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G8]" office:value-type="float" office:value="0.7875" calcext:value-type="float">
            <text:p>0.7875</text:p>
          </table:table-cell>
          <table:table-cell table:formula="of:=[.G15]" office:value-type="float" office:value="235" calcext:value-type="float">
            <text:p>235</text:p>
          </table:table-cell>
          <table:table-cell table:formula="of:=1/[.D47]" office:value-type="float" office:value="0.00425531914893617" calcext:value-type="float">
            <text:p>0.0042553191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G9]" office:value-type="float" office:value="0.4011" calcext:value-type="float">
            <text:p>0.4011</text:p>
          </table:table-cell>
          <table:table-cell table:formula="of:=[.G16]" office:value-type="float" office:value="405" calcext:value-type="float">
            <text:p>405</text:p>
          </table:table-cell>
          <table:table-cell table:formula="of:=1/[.D48]" office:value-type="float" office:value="0.00246913580246914" calcext:value-type="float">
            <text:p>0.0024691358</text:p>
          </table:table-cell>
          <table:table-cell/>
          <table:table-cell table:number-matrix-columns-spanned="2" table:number-matrix-rows-spanned="1" table:formula="of:==LINEST([.B19:.B48];[.E19:.E48])" office:value-type="float" office:value="2674.47615612931" calcext:value-type="float">
            <text:p>2674.4761561293</text:p>
          </table:table-cell>
          <table:table-cell office:value-type="float" office:value="0.626967681334889" calcext:value-type="float">
            <text:p>0.626967681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6]" office:value-type="float" office:value="-2.40135001577826" calcext:value-type="float">
            <text:p>-2.4013500158</text:p>
          </table:table-cell>
          <table:table-cell table:formula="of:=[.H46]" office:value-type="float" office:value="17.8185160919775" calcext:value-type="float">
            <text:p>17.818516092</text:p>
          </table:table-cell>
          <table:table-cell table:formula="of:=[.I46]" office:value-type="float" office:value="-2.07837059967143" calcext:value-type="float">
            <text:p>-2.078370599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8]" office:value-type="float" office:value="2674.47615612931" calcext:value-type="float">
            <text:p>2674.4761561293</text:p>
          </table:table-cell>
          <table:table-cell table:formula="of:=[.H48]" office:value-type="float" office:value="0.626967681334889" calcext:value-type="float">
            <text:p>0.6269676813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table:formula="of:=1/[.C11]" office:value-type="float" office:value="0.0111111111111111" calcext:value-type="float">
            <text:p>0.0111111111</text:p>
          </table:table-cell>
          <table:table-cell table:formula="of:=1/[.D11]" office:value-type="float" office:value="0.0114942528735632" calcext:value-type="float">
            <text:p>0.0114942529</text:p>
          </table:table-cell>
          <table:table-cell table:formula="of:=1/[.E11]" office:value-type="float" office:value="0.0116279069767442" calcext:value-type="float">
            <text:p>0.011627907</text:p>
          </table:table-cell>
          <table:table-cell table:formula="of:=1/[.F11]" office:value-type="float" office:value="0.0113636363636364" calcext:value-type="float">
            <text:p>0.0113636364</text:p>
          </table:table-cell>
          <table:table-cell table:formula="of:=1/[.G11]" office:value-type="float" office:value="0.0128205128205128" calcext:value-type="float">
            <text:p>0.0128205128</text:p>
          </table:table-cell>
          <table:table-cell/>
          <table:table-cell table:formula="of:=[.$G$48]*[.C56]+[.$H$48]" office:value-type="float" office:value="30.343369416105" calcext:value-type="float">
            <text:p>30.3433694161</text:p>
          </table:table-cell>
          <table:table-cell table:formula="of:=[.$G$48]*[.D56]+[.$H$48]" office:value-type="float" office:value="31.3680729242006" calcext:value-type="float">
            <text:p>31.3680729242</text:p>
          </table:table-cell>
          <table:table-cell table:formula="of:=[.$G$48]*[.E56]+[.$H$48]" office:value-type="float" office:value="31.7255276363269" calcext:value-type="float">
            <text:p>31.7255276363</text:p>
          </table:table-cell>
          <table:table-cell table:formula="of:=[.$G$48]*[.F56]+[.$H$48]" office:value-type="float" office:value="31.0187421828044" calcext:value-type="float">
            <text:p>31.0187421828</text:p>
          </table:table-cell>
          <table:table-cell table:formula="of:=[.$G$48]*[.G56]+[.$H$48]" office:value-type="float" office:value="34.9151235291466" calcext:value-type="float">
            <text:p>34.9151235291</text:p>
          </table:table-cell>
          <table:table-cell/>
          <table:table-cell table:formula="of:=VAR([.I56:.M56])" office:value-type="float" office:value="3.15018358672113" calcext:value-type="float">
            <text:p>3.1501835867</text:p>
          </table:table-cell>
        </table:table-row>
        <table:table-row table:style-name="ro1">
          <table:table-cell/>
          <table:table-cell table:formula="of:=[.B12]" office:value-type="float" office:value="25" calcext:value-type="float">
            <text:p>25</text:p>
          </table:table-cell>
          <table:table-cell table:formula="of:=1/[.C12]" office:value-type="float" office:value="0.00699300699300699" calcext:value-type="float">
            <text:p>0.006993007</text:p>
          </table:table-cell>
          <table:table-cell table:formula="of:=1/[.D12]" office:value-type="float" office:value="0.00943396226415094" calcext:value-type="float">
            <text:p>0.0094339623</text:p>
          </table:table-cell>
          <table:table-cell table:formula="of:=1/[.E12]" office:value-type="float" office:value="0.00862068965517241" calcext:value-type="float">
            <text:p>0.0086206897</text:p>
          </table:table-cell>
          <table:table-cell table:formula="of:=1/[.F12]" office:value-type="float" office:value="0.00892857142857143" calcext:value-type="float">
            <text:p>0.0089285714</text:p>
          </table:table-cell>
          <table:table-cell table:formula="of:=1/[.G12]" office:value-type="float" office:value="0.00694444444444444" calcext:value-type="float">
            <text:p>0.0069444444</text:p>
          </table:table-cell>
          <table:table-cell/>
          <table:table-cell table:formula="of:=[.$G$48]*[.C57]+[.$H$48]" office:value-type="float" office:value="19.3295981437776" calcext:value-type="float">
            <text:p>19.3295981438</text:p>
          </table:table-cell>
          <table:table-cell table:formula="of:=[.$G$48]*[.D57]+[.$H$48]" office:value-type="float" office:value="25.8578748146303" calcext:value-type="float">
            <text:p>25.8578748146</text:p>
          </table:table-cell>
          <table:table-cell table:formula="of:=[.$G$48]*[.E57]+[.$H$48]" office:value-type="float" office:value="23.6827966134841" calcext:value-type="float">
            <text:p>23.6827966135</text:p>
          </table:table-cell>
          <table:table-cell table:formula="of:=[.$G$48]*[.F57]+[.$H$48]" office:value-type="float" office:value="24.5062190753466" calcext:value-type="float">
            <text:p>24.5062190753</text:p>
          </table:table-cell>
          <table:table-cell table:formula="of:=[.$G$48]*[.G57]+[.$H$48]" office:value-type="float" office:value="19.1997187655662" calcext:value-type="float">
            <text:p>19.1997187656</text:p>
          </table:table-cell>
          <table:table-cell/>
          <table:table-cell table:formula="of:=VAR([.I57:.M57])" office:value-type="float" office:value="9.41034718005581" calcext:value-type="float">
            <text:p>9.4103471801</text:p>
          </table:table-cell>
        </table:table-row>
        <table:table-row table:style-name="ro1">
          <table:table-cell/>
          <table:table-cell table:formula="of:=[.B13]" office:value-type="float" office:value="20" calcext:value-type="float">
            <text:p>20</text:p>
          </table:table-cell>
          <table:table-cell table:formula="of:=1/[.C13]" office:value-type="float" office:value="0.00662251655629139" calcext:value-type="float">
            <text:p>0.0066225166</text:p>
          </table:table-cell>
          <table:table-cell table:formula="of:=1/[.D13]" office:value-type="float" office:value="0.00675675675675676" calcext:value-type="float">
            <text:p>0.0067567568</text:p>
          </table:table-cell>
          <table:table-cell table:formula="of:=1/[.E13]" office:value-type="float" office:value="0.00666666666666667" calcext:value-type="float">
            <text:p>0.0066666667</text:p>
          </table:table-cell>
          <table:table-cell table:formula="of:=1/[.F13]" office:value-type="float" office:value="0.00671140939597315" calcext:value-type="float">
            <text:p>0.0067114094</text:p>
          </table:table-cell>
          <table:table-cell table:formula="of:=1/[.G13]" office:value-type="float" office:value="0.00699300699300699" calcext:value-type="float">
            <text:p>0.006993007</text:p>
          </table:table-cell>
          <table:table-cell/>
          <table:table-cell table:formula="of:=[.$G$48]*[.C58]+[.$H$48]" office:value-type="float" office:value="18.3387303047078" calcext:value-type="float">
            <text:p>18.3387303047</text:p>
          </table:table-cell>
          <table:table-cell table:formula="of:=[.$G$48]*[.D58]+[.$H$48]" office:value-type="float" office:value="18.6977525200465" calcext:value-type="float">
            <text:p>18.69775252</text:p>
          </table:table-cell>
          <table:table-cell table:formula="of:=[.$G$48]*[.E58]+[.$H$48]" office:value-type="float" office:value="18.456808722197" calcext:value-type="float">
            <text:p>18.4568087222</text:p>
          </table:table-cell>
          <table:table-cell table:formula="of:=[.$G$48]*[.F58]+[.$H$48]" office:value-type="float" office:value="18.5764720848873" calcext:value-type="float">
            <text:p>18.5764720849</text:p>
          </table:table-cell>
          <table:table-cell table:formula="of:=[.$G$48]*[.G58]+[.$H$48]" office:value-type="float" office:value="19.3295981437776" calcext:value-type="float">
            <text:p>19.3295981438</text:p>
          </table:table-cell>
          <table:table-cell/>
          <table:table-cell table:formula="of:=VAR([.I58:.M58])" office:value-type="float" office:value="0.149822549880255" calcext:value-type="float">
            <text:p>0.1498225499</text:p>
          </table:table-cell>
        </table:table-row>
        <table:table-row table:style-name="ro1">
          <table:table-cell/>
          <table:table-cell table:formula="of:=[.B14]" office:value-type="float" office:value="15" calcext:value-type="float">
            <text:p>15</text:p>
          </table:table-cell>
          <table:table-cell table:formula="of:=1/[.C14]" office:value-type="float" office:value="0.00512820512820513" calcext:value-type="float">
            <text:p>0.0051282051</text:p>
          </table:table-cell>
          <table:table-cell table:formula="of:=1/[.D14]" office:value-type="float" office:value="0.00505050505050505" calcext:value-type="float">
            <text:p>0.0050505051</text:p>
          </table:table-cell>
          <table:table-cell table:formula="of:=1/[.E14]" office:value-type="float" office:value="0.00476190476190476" calcext:value-type="float">
            <text:p>0.0047619048</text:p>
          </table:table-cell>
          <table:table-cell table:formula="of:=1/[.F14]" office:value-type="float" office:value="0.00507614213197969" calcext:value-type="float">
            <text:p>0.0050761421</text:p>
          </table:table-cell>
          <table:table-cell table:formula="of:=1/[.G14]" office:value-type="float" office:value="0.00497512437810945" calcext:value-type="float">
            <text:p>0.0049751244</text:p>
          </table:table-cell>
          <table:table-cell/>
          <table:table-cell table:formula="of:=[.$G$48]*[.C59]+[.$H$48]" office:value-type="float" office:value="14.3422300204596" calcext:value-type="float">
            <text:p>14.3422300205</text:p>
          </table:table-cell>
          <table:table-cell table:formula="of:=[.$G$48]*[.D59]+[.$H$48]" office:value-type="float" office:value="14.1344230153213" calcext:value-type="float">
            <text:p>14.1344230153</text:p>
          </table:table-cell>
          <table:table-cell table:formula="of:=[.$G$48]*[.E59]+[.$H$48]" office:value-type="float" office:value="13.3625684248078" calcext:value-type="float">
            <text:p>13.3625684248</text:p>
          </table:table-cell>
          <table:table-cell table:formula="of:=[.$G$48]*[.F59]+[.$H$48]" office:value-type="float" office:value="14.202988778438" calcext:value-type="float">
            <text:p>14.2029887784</text:p>
          </table:table-cell>
          <table:table-cell table:formula="of:=[.$G$48]*[.G59]+[.$H$48]" office:value-type="float" office:value="13.9328192043663" calcext:value-type="float">
            <text:p>13.9328192044</text:p>
          </table:table-cell>
          <table:table-cell/>
          <table:table-cell table:formula="of:=VAR([.I59:.M59])" office:value-type="float" office:value="0.146775736184527" calcext:value-type="float">
            <text:p>0.1467757362</text:p>
          </table:table-cell>
        </table:table-row>
        <table:table-row table:style-name="ro1">
          <table:table-cell/>
          <table:table-cell table:formula="of:=[.B15]" office:value-type="float" office:value="10" calcext:value-type="float">
            <text:p>10</text:p>
          </table:table-cell>
          <table:table-cell table:formula="of:=1/[.C15]" office:value-type="float" office:value="0.00350877192982456" calcext:value-type="float">
            <text:p>0.0035087719</text:p>
          </table:table-cell>
          <table:table-cell table:formula="of:=1/[.D15]" office:value-type="float" office:value="0.00374531835205992" calcext:value-type="float">
            <text:p>0.0037453184</text:p>
          </table:table-cell>
          <table:table-cell table:formula="of:=1/[.E15]" office:value-type="float" office:value="0.0037593984962406" calcext:value-type="float">
            <text:p>0.0037593985</text:p>
          </table:table-cell>
          <table:table-cell table:formula="of:=1/[.F15]" office:value-type="float" office:value="0.00396825396825397" calcext:value-type="float">
            <text:p>0.003968254</text:p>
          </table:table-cell>
          <table:table-cell table:formula="of:=1/[.G15]" office:value-type="float" office:value="0.00425531914893617" calcext:value-type="float">
            <text:p>0.0042553191</text:p>
          </table:table-cell>
          <table:table-cell/>
          <table:table-cell table:formula="of:=[.$G$48]*[.C60]+[.$H$48]" office:value-type="float" office:value="10.0110945449465" calcext:value-type="float">
            <text:p>10.0110945449</text:p>
          </table:table-cell>
          <table:table-cell table:formula="of:=[.$G$48]*[.D60]+[.$H$48]" office:value-type="float" office:value="10.6437323110327" calcext:value-type="float">
            <text:p>10.643732311</text:p>
          </table:table-cell>
          <table:table-cell table:formula="of:=[.$G$48]*[.E60]+[.$H$48]" office:value-type="float" office:value="10.6813893209188" calcext:value-type="float">
            <text:p>10.6813893209</text:p>
          </table:table-cell>
          <table:table-cell table:formula="of:=[.$G$48]*[.F60]+[.$H$48]" office:value-type="float" office:value="11.2399683008957" calcext:value-type="float">
            <text:p>11.2399683009</text:p>
          </table:table-cell>
          <table:table-cell table:formula="of:=[.$G$48]*[.G60]+[.$H$48]" office:value-type="float" office:value="12.0077172818852" calcext:value-type="float">
            <text:p>12.0077172819</text:p>
          </table:table-cell>
          <table:table-cell/>
          <table:table-cell table:formula="of:=VAR([.I60:.M60])" office:value-type="float" office:value="0.561206196646582" calcext:value-type="float">
            <text:p>0.5612061966</text:p>
          </table:table-cell>
        </table:table-row>
        <table:table-row table:style-name="ro1">
          <table:table-cell/>
          <table:table-cell table:formula="of:=[.B16]" office:value-type="float" office:value="5" calcext:value-type="float">
            <text:p>5</text:p>
          </table:table-cell>
          <table:table-cell table:formula="of:=1/[.C16]" office:value-type="float" office:value="0.00234741784037559" calcext:value-type="float">
            <text:p>0.0023474178</text:p>
          </table:table-cell>
          <table:table-cell table:formula="of:=1/[.D16]" office:value-type="float" office:value="0.00241545893719807" calcext:value-type="float">
            <text:p>0.0024154589</text:p>
          </table:table-cell>
          <table:table-cell table:formula="of:=1/[.E16]" office:value-type="float" office:value="0.00232558139534884" calcext:value-type="float">
            <text:p>0.0023255814</text:p>
          </table:table-cell>
          <table:table-cell table:formula="of:=1/[.F16]" office:value-type="float" office:value="0.00239234449760766" calcext:value-type="float">
            <text:p>0.0023923445</text:p>
          </table:table-cell>
          <table:table-cell table:formula="of:=1/[.G16]" office:value-type="float" office:value="0.00246913580246914" calcext:value-type="float">
            <text:p>0.0024691358</text:p>
          </table:table-cell>
          <table:table-cell/>
          <table:table-cell table:formula="of:=[.$G$48]*[.C61]+[.$H$48]" office:value-type="float" office:value="6.90508072389197" calcext:value-type="float">
            <text:p>6.9050807239</text:p>
          </table:table-cell>
          <table:table-cell table:formula="of:=[.$G$48]*[.D61]+[.$H$48]" office:value-type="float" office:value="7.08705501498058" calcext:value-type="float">
            <text:p>7.087055015</text:p>
          </table:table-cell>
          <table:table-cell table:formula="of:=[.$G$48]*[.E61]+[.$H$48]" office:value-type="float" office:value="6.84667967233329" calcext:value-type="float">
            <text:p>6.8466796723</text:p>
          </table:table-cell>
          <table:table-cell table:formula="of:=[.$G$48]*[.F61]+[.$H$48]" office:value-type="float" office:value="7.02523599743373" calcext:value-type="float">
            <text:p>7.0252359974</text:p>
          </table:table-cell>
          <table:table-cell table:formula="of:=[.$G$48]*[.G61]+[.$H$48]" office:value-type="float" office:value="7.23061251128381" calcext:value-type="float">
            <text:p>7.2306125113</text:p>
          </table:table-cell>
          <table:table-cell/>
          <table:table-cell table:formula="of:=VAR([.I61:.M61])" office:value-type="float" office:value="0.0230305254665044" calcext:value-type="float">
            <text:p>0.023030525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AVERAGE([.O56:.O61])" office:value-type="float" office:value="2.24022762915913" calcext:value-type="float">
            <text:p>2.2402276292</text:p>
          </table:table-cell>
        </table:table-row>
      </table:table>
      <table:table table:name="usbcam" table:style-name="ta1">
        <table:table-column table:style-name="co1" table:default-cell-style-name="Default"/>
        <table:table-row table:style-name="ro1">
          <table:table-cell/>
        </table:table-row>
      </table:table>
      <table:table table:name="usbcam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125" calcext:value-type="float">
            <text:p>0.61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4544" calcext:value-type="float">
            <text:p>0.45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926" calcext:value-type="float">
            <text:p>0.39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</table:table-row>
      </table:table>
      <table:table table:name="usbcam2" table:style-name="ta1">
        <table:shapes>
          <draw:frame draw:z-index="0" draw:style-name="gr1" draw:text-style-name="P1" svg:width="453.46pt" svg:height="255.23pt" svg:x="359.77pt" svg:y="283.1pt">
            <loext:p draw:notify-on-update-of-ranges="usbcam2.C19:usbcam2.C48 usbcam2.B19:usbcam2.B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865.56pt" svg:y="195pt">
            <loext:p draw:notify-on-update-of-ranges="usbcam2.E19:usbcam2.E48 usbcam2.B19:usbcam2.B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992.49pt" svg:y="470.41pt">
            <loext:p draw:notify-on-update-of-ranges="usbcam2.B4:usbcam2.B9 usbcam2.O4:usbcam2.O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ib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eo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125" calcext:value-type="float">
            <text:p>0.6125</text:p>
          </table:table-cell>
          <table:table-cell table:formula="of:=[.C5]*[.C5]*[.$G$50]+[.C5]*[.$H$50]+[.$I$50]" office:value-type="float" office:value="23.9514653351836" calcext:value-type="float">
            <text:p>23.9514653352</text:p>
          </table:table-cell>
          <table:table-cell table:formula="of:=[.D5]*[.D5]*[.$G$50]+[.D5]*[.$H$50]+[.$I$50]" office:value-type="float" office:value="24.9738018628786" calcext:value-type="float">
            <text:p>24.9738018629</text:p>
          </table:table-cell>
          <table:table-cell table:formula="of:=[.E5]*[.E5]*[.$G$50]+[.E5]*[.$H$50]+[.$I$50]" office:value-type="float" office:value="25.6524959081529" calcext:value-type="float">
            <text:p>25.6524959082</text:p>
          </table:table-cell>
          <table:table-cell table:formula="of:=[.F5]*[.F5]*[.$G$50]+[.F5]*[.$H$50]+[.$I$50]" office:value-type="float" office:value="25.0352618829516" calcext:value-type="float">
            <text:p>25.035261883</text:p>
          </table:table-cell>
          <table:table-cell table:formula="of:=[.G5]*[.G5]*[.$G$50]+[.G5]*[.$H$50]+[.$I$50]" office:value-type="float" office:value="25.7377400835351" calcext:value-type="float">
            <text:p>25.7377400835</text:p>
          </table:table-cell>
          <table:table-cell/>
          <table:table-cell table:formula="of:=VAR([.I5:.M5])" office:value-type="float" office:value="0.0120507660458073" calcext:value-type="float">
            <text:p>0.01205076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512" calcext:value-type="float">
            <text:p>0.512</text:p>
          </table:table-cell>
          <table:table-cell table:formula="of:=[.C6]*[.C6]*[.$G$50]+[.C6]*[.$H$50]+[.$I$50]" office:value-type="float" office:value="22.3466403144304" calcext:value-type="float">
            <text:p>22.3466403144</text:p>
          </table:table-cell>
          <table:table-cell table:formula="of:=[.D6]*[.D6]*[.$G$50]+[.D6]*[.$H$50]+[.$I$50]" office:value-type="float" office:value="17.8558319921602" calcext:value-type="float">
            <text:p>17.8558319922</text:p>
          </table:table-cell>
          <table:table-cell table:formula="of:=[.E6]*[.E6]*[.$G$50]+[.E6]*[.$H$50]+[.$I$50]" office:value-type="float" office:value="17.3365764401834" calcext:value-type="float">
            <text:p>17.3365764402</text:p>
          </table:table-cell>
          <table:table-cell table:formula="of:=[.F6]*[.F6]*[.$G$50]+[.F6]*[.$H$50]+[.$I$50]" office:value-type="float" office:value="18.7306109819766" calcext:value-type="float">
            <text:p>18.730610982</text:p>
          </table:table-cell>
          <table:table-cell table:formula="of:=[.G6]*[.G6]*[.$G$50]+[.G6]*[.$H$50]+[.$I$50]" office:value-type="float" office:value="16.9721738991557" calcext:value-type="float">
            <text:p>16.9721738992</text:p>
          </table:table-cell>
          <table:table-cell/>
          <table:table-cell table:formula="of:=VAR([.I6:.M6])" office:value-type="float" office:value="1.12564234781584" calcext:value-type="float">
            <text:p>1.12564234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4544" calcext:value-type="float">
            <text:p>0.4544</text:p>
          </table:table-cell>
          <table:table-cell table:formula="of:=[.C7]*[.C7]*[.$G$50]+[.C7]*[.$H$50]+[.$I$50]" office:value-type="float" office:value="14.1718632362629" calcext:value-type="float">
            <text:p>14.1718632363</text:p>
          </table:table-cell>
          <table:table-cell table:formula="of:=[.D7]*[.D7]*[.$G$50]+[.D7]*[.$H$50]+[.$I$50]" office:value-type="float" office:value="16.7258538814751" calcext:value-type="float">
            <text:p>16.7258538815</text:p>
          </table:table-cell>
          <table:table-cell table:formula="of:=[.E7]*[.E7]*[.$G$50]+[.E7]*[.$H$50]+[.$I$50]" office:value-type="float" office:value="15.9050521438814" calcext:value-type="float">
            <text:p>15.9050521439</text:p>
          </table:table-cell>
          <table:table-cell table:formula="of:=[.F7]*[.F7]*[.$G$50]+[.F7]*[.$H$50]+[.$I$50]" office:value-type="float" office:value="13.6313778365193" calcext:value-type="float">
            <text:p>13.6313778365</text:p>
          </table:table-cell>
          <table:table-cell table:formula="of:=[.G7]*[.G7]*[.$G$50]+[.G7]*[.$H$50]+[.$I$50]" office:value-type="float" office:value="15.9454949117613" calcext:value-type="float">
            <text:p>15.9454949118</text:p>
          </table:table-cell>
          <table:table-cell/>
          <table:table-cell table:formula="of:=VAR([.I7:.M7])" office:value-type="float" office:value="1.28224630821297" calcext:value-type="float">
            <text:p>1.28224630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926" calcext:value-type="float">
            <text:p>0.3926</text:p>
          </table:table-cell>
          <table:table-cell table:formula="of:=[.C8]*[.C8]*[.$G$50]+[.C8]*[.$H$50]+[.$I$50]" office:value-type="float" office:value="10.1436966882808" calcext:value-type="float">
            <text:p>10.1436966883</text:p>
          </table:table-cell>
          <table:table-cell table:formula="of:=[.D8]*[.D8]*[.$G$50]+[.D8]*[.$H$50]+[.$I$50]" office:value-type="float" office:value="11.8774453469398" calcext:value-type="float">
            <text:p>11.8774453469</text:p>
          </table:table-cell>
          <table:table-cell table:formula="of:=[.E8]*[.E8]*[.$G$50]+[.E8]*[.$H$50]+[.$I$50]" office:value-type="float" office:value="10.6067820831119" calcext:value-type="float">
            <text:p>10.6067820831</text:p>
          </table:table-cell>
          <table:table-cell table:formula="of:=[.F8]*[.F8]*[.$G$50]+[.F8]*[.$H$50]+[.$I$50]" office:value-type="float" office:value="11.3467689167542" calcext:value-type="float">
            <text:p>11.3467689168</text:p>
          </table:table-cell>
          <table:table-cell table:formula="of:=[.G8]*[.G8]*[.$G$50]+[.G8]*[.$H$50]+[.$I$50]" office:value-type="float" office:value="12.1795098486099" calcext:value-type="float">
            <text:p>12.1795098486</text:p>
          </table:table-cell>
          <table:table-cell/>
          <table:table-cell table:formula="of:=VAR([.I8:.M8])" office:value-type="float" office:value="1.15521245539504" calcext:value-type="float">
            <text:p>1.15521245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81" calcext:value-type="float">
            <text:p>0.281</text:p>
          </table:table-cell>
          <table:table-cell table:formula="of:=[.C9]*[.C9]*[.$G$50]+[.C9]*[.$H$50]+[.$I$50]" office:value-type="float" office:value="4.58083662922262" calcext:value-type="float">
            <text:p>4.5808366292</text:p>
          </table:table-cell>
          <table:table-cell table:formula="of:=[.D9]*[.D9]*[.$G$50]+[.D9]*[.$H$50]+[.$I$50]" office:value-type="float" office:value="3.90414925193554" calcext:value-type="float">
            <text:p>3.9041492519</text:p>
          </table:table-cell>
          <table:table-cell table:formula="of:=[.E9]*[.E9]*[.$G$50]+[.E9]*[.$H$50]+[.$I$50]" office:value-type="float" office:value="4.88074231805718" calcext:value-type="float">
            <text:p>4.8807423181</text:p>
          </table:table-cell>
          <table:table-cell table:formula="of:=[.F9]*[.F9]*[.$G$50]+[.F9]*[.$H$50]+[.$I$50]" office:value-type="float" office:value="5.75054539849498" calcext:value-type="float">
            <text:p>5.7505453985</text:p>
          </table:table-cell>
          <table:table-cell table:formula="of:=[.G9]*[.G9]*[.$G$50]+[.G9]*[.$H$50]+[.$I$50]" office:value-type="float" office:value="4.75728280808504" calcext:value-type="float">
            <text:p>4.7572828081</text:p>
          </table:table-cell>
          <table:table-cell/>
          <table:table-cell table:formula="of:=VAR([.I9:.M9])" office:value-type="float" office:value="2.00892066134927" calcext:value-type="float">
            <text:p>2.00892066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p</text:p>
          </table:table-cell>
          <table:table-cell table:number-columns-repeated="12"/>
          <table:table-cell table:formula="of:=SLOPE([.O4:.O9];[.B4:.B9])" office:value-type="float" office:value="-0.0804661979637228" calcext:value-type="float">
            <text:p>-0.080466198</text:p>
          </table:table-cell>
          <table:table-cell table:formula="of:=INTERCEPT([.O4:.O9];[.B4:.B9])" office:value-type="float" office:value="2.32380747721963" calcext:value-type="float">
            <text:p>2.323807477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[.N11]" office:value-type="float" office:value="-0.0804661979637228" calcext:value-type="float">
            <text:p>-0.080466198</text:p>
          </table:table-cell>
          <table:table-cell table:formula="of:=[.O11]" office:value-type="float" office:value="2.32380747721963" calcext:value-type="float">
            <text:p>2.323807477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formula="of:=MIN([.O4:.O9])" office:value-type="float" office:value="0.0120507660458073" calcext:value-type="float">
            <text:p>0.01205076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5]" office:value-type="float" office:value="25" calcext:value-type="float">
            <text:p>25</text:p>
          </table:table-cell>
          <table:table-cell table:formula="of:=[.C5]" office:value-type="float" office:value="0.5839" calcext:value-type="float">
            <text:p>0.5839</text:p>
          </table:table-cell>
          <table:table-cell table:formula="of:=[.C12]" office:value-type="float" office:value="73" calcext:value-type="float">
            <text:p>73</text:p>
          </table:table-cell>
          <table:table-cell table:formula="of:=1/[.D20]" office:value-type="float" office:value="0.0136986301369863" calcext:value-type="float">
            <text:p>0.0136986301</text:p>
          </table:table-cell>
          <table:table-cell table:number-columns-repeated="10"/>
        </table:table-row>
        <table:table-row table:style-name="ro1">
          <table:table-cell/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0.5625" calcext:value-type="float">
            <text:p>0.5625</text:p>
          </table:table-cell>
          <table:table-cell table:formula="of:=[.C13]" office:value-type="float" office:value="89" calcext:value-type="float">
            <text:p>89</text:p>
          </table:table-cell>
          <table:table-cell table:formula="of:=1/[.D21]" office:value-type="float" office:value="0.0112359550561798" calcext:value-type="float">
            <text:p>0.0112359551</text:p>
          </table:table-cell>
          <table:table-cell table:number-columns-repeated="10"/>
        </table:table-row>
        <table:table-row table:style-name="ro1">
          <table:table-cell/>
          <table:table-cell table:formula="of:=[.B7]" office:value-type="float" office:value="15" calcext:value-type="float">
            <text:p>15</text:p>
          </table:table-cell>
          <table:table-cell table:formula="of:=[.C7]" office:value-type="float" office:value="0.4454" calcext:value-type="float">
            <text:p>0.4454</text:p>
          </table:table-cell>
          <table:table-cell table:formula="of:=[.C14]" office:value-type="float" office:value="100" calcext:value-type="float">
            <text:p>100</text:p>
          </table:table-cell>
          <table:table-cell table:formula="of:=1/[.D22]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table:formula="of:=[.B8]" office:value-type="float" office:value="10" calcext:value-type="float">
            <text:p>10</text:p>
          </table:table-cell>
          <table:table-cell table:formula="of:=[.C8]" office:value-type="float" office:value="0.3815" calcext:value-type="float">
            <text:p>0.3815</text:p>
          </table:table-cell>
          <table:table-cell table:formula="of:=[.C15]" office:value-type="float" office:value="134" calcext:value-type="float">
            <text:p>134</text:p>
          </table:table-cell>
          <table:table-cell table:formula="of:=1/[.D23]" office:value-type="float" office:value="0.00746268656716418" calcext:value-type="float">
            <text:p>0.0074626866</text:p>
          </table:table-cell>
          <table:table-cell table:number-columns-repeated="10"/>
        </table:table-row>
        <table:table-row table:style-name="ro1">
          <table:table-cell/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2839" calcext:value-type="float">
            <text:p>0.2839</text:p>
          </table:table-cell>
          <table:table-cell table:formula="of:=[.C16]" office:value-type="float" office:value="206" calcext:value-type="float">
            <text:p>206</text:p>
          </table:table-cell>
          <table:table-cell table:formula="of:=1/[.D24]" office:value-type="float" office:value="0.00485436893203883" calcext:value-type="float">
            <text:p>0.0048543689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D5]" office:value-type="float" office:value="0.5973" calcext:value-type="float">
            <text:p>0.5973</text:p>
          </table:table-cell>
          <table:table-cell table:formula="of:=[.D12]" office:value-type="float" office:value="72" calcext:value-type="float">
            <text:p>72</text:p>
          </table:table-cell>
          <table:table-cell table:formula="of:=1/[.D25]" office:value-type="float" office:value="0.0138888888888889" calcext:value-type="float">
            <text:p>0.0138888889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D6]" office:value-type="float" office:value="0.5" calcext:value-type="float">
            <text:p>0.5</text:p>
          </table:table-cell>
          <table:table-cell table:formula="of:=[.D13]" office:value-type="float" office:value="87" calcext:value-type="float">
            <text:p>87</text:p>
          </table:table-cell>
          <table:table-cell table:formula="of:=1/[.D26]" office:value-type="float" office:value="0.0114942528735632" calcext:value-type="float">
            <text:p>0.0114942529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D7]" office:value-type="float" office:value="0.4836" calcext:value-type="float">
            <text:p>0.4836</text:p>
          </table:table-cell>
          <table:table-cell table:formula="of:=[.D14]" office:value-type="float" office:value="104" calcext:value-type="float">
            <text:p>104</text:p>
          </table:table-cell>
          <table:table-cell table:formula="of:=1/[.D27]" office:value-type="float" office:value="0.00961538461538462" calcext:value-type="float">
            <text:p>0.0096153846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D8]" office:value-type="float" office:value="0.4096" calcext:value-type="float">
            <text:p>0.4096</text:p>
          </table:table-cell>
          <table:table-cell table:formula="of:=[.D15]" office:value-type="float" office:value="141" calcext:value-type="float">
            <text:p>141</text:p>
          </table:table-cell>
          <table:table-cell table:formula="of:=1/[.D28]" office:value-type="float" office:value="0.00709219858156028" calcext:value-type="float">
            <text:p>0.007092198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D9]" office:value-type="float" office:value="0.2711" calcext:value-type="float">
            <text:p>0.2711</text:p>
          </table:table-cell>
          <table:table-cell table:formula="of:=[.D16]" office:value-type="float" office:value="203" calcext:value-type="float">
            <text:p>203</text:p>
          </table:table-cell>
          <table:table-cell table:formula="of:=1/[.D29]" office:value-type="float" office:value="0.00492610837438424" calcext:value-type="float">
            <text:p>0.0049261084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E5]" office:value-type="float" office:value="0.6061" calcext:value-type="float">
            <text:p>0.6061</text:p>
          </table:table-cell>
          <table:table-cell table:formula="of:=[.E12]" office:value-type="float" office:value="68" calcext:value-type="float">
            <text:p>68</text:p>
          </table:table-cell>
          <table:table-cell table:formula="of:=1/[.D30]" office:value-type="float" office:value="0.0147058823529412" calcext:value-type="float">
            <text:p>0.0147058824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E6]" office:value-type="float" office:value="0.4925" calcext:value-type="float">
            <text:p>0.4925</text:p>
          </table:table-cell>
          <table:table-cell table:formula="of:=[.E13]" office:value-type="float" office:value="94" calcext:value-type="float">
            <text:p>94</text:p>
          </table:table-cell>
          <table:table-cell table:formula="of:=1/[.D31]" office:value-type="float" office:value="0.0106382978723404" calcext:value-type="float">
            <text:p>0.0106382979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E7]" office:value-type="float" office:value="0.4715" calcext:value-type="float">
            <text:p>0.4715</text:p>
          </table:table-cell>
          <table:table-cell table:formula="of:=[.E14]" office:value-type="float" office:value="96" calcext:value-type="float">
            <text:p>96</text:p>
          </table:table-cell>
          <table:table-cell table:formula="of:=1/[.D32]" office:value-type="float" office:value="0.0104166666666667" calcext:value-type="float">
            <text:p>0.0104166667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E8]" office:value-type="float" office:value="0.3891" calcext:value-type="float">
            <text:p>0.3891</text:p>
          </table:table-cell>
          <table:table-cell table:formula="of:=[.E15]" office:value-type="float" office:value="150" calcext:value-type="float">
            <text:p>150</text:p>
          </table:table-cell>
          <table:table-cell table:formula="of:=1/[.D33]" office:value-type="float" office:value="0.00666666666666667" calcext:value-type="float">
            <text:p>0.0066666667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E9]" office:value-type="float" office:value="0.2895" calcext:value-type="float">
            <text:p>0.2895</text:p>
          </table:table-cell>
          <table:table-cell table:formula="of:=[.E16]" office:value-type="float" office:value="196" calcext:value-type="float">
            <text:p>196</text:p>
          </table:table-cell>
          <table:table-cell table:formula="of:=1/[.D34]" office:value-type="float" office:value="0.00510204081632653" calcext:value-type="float">
            <text:p>0.0051020408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F5]" office:value-type="float" office:value="0.5981" calcext:value-type="float">
            <text:p>0.5981</text:p>
          </table:table-cell>
          <table:table-cell table:formula="of:=[.F12]" office:value-type="float" office:value="74" calcext:value-type="float">
            <text:p>74</text:p>
          </table:table-cell>
          <table:table-cell table:formula="of:=1/[.D35]" office:value-type="float" office:value="0.0135135135135135" calcext:value-type="float">
            <text:p>0.0135135135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F6]" office:value-type="float" office:value="0.5125" calcext:value-type="float">
            <text:p>0.5125</text:p>
          </table:table-cell>
          <table:table-cell table:formula="of:=[.F13]" office:value-type="float" office:value="82" calcext:value-type="float">
            <text:p>82</text:p>
          </table:table-cell>
          <table:table-cell table:formula="of:=1/[.D36]" office:value-type="float" office:value="0.0121951219512195" calcext:value-type="float">
            <text:p>0.012195122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F7]" office:value-type="float" office:value="0.4371" calcext:value-type="float">
            <text:p>0.4371</text:p>
          </table:table-cell>
          <table:table-cell table:formula="of:=[.F14]" office:value-type="float" office:value="101" calcext:value-type="float">
            <text:p>101</text:p>
          </table:table-cell>
          <table:table-cell table:formula="of:=1/[.D37]" office:value-type="float" office:value="0.0099009900990099" calcext:value-type="float">
            <text:p>0.0099009901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F8]" office:value-type="float" office:value="0.4011" calcext:value-type="float">
            <text:p>0.4011</text:p>
          </table:table-cell>
          <table:table-cell table:formula="of:=[.F15]" office:value-type="float" office:value="129" calcext:value-type="float">
            <text:p>129</text:p>
          </table:table-cell>
          <table:table-cell table:formula="of:=1/[.D38]" office:value-type="float" office:value="0.00775193798449612" calcext:value-type="float">
            <text:p>0.007751938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F9]" office:value-type="float" office:value="0.3055" calcext:value-type="float">
            <text:p>0.3055</text:p>
          </table:table-cell>
          <table:table-cell table:formula="of:=[.F16]" office:value-type="float" office:value="202" calcext:value-type="float">
            <text:p>202</text:p>
          </table:table-cell>
          <table:table-cell table:formula="of:=1/[.D39]" office:value-type="float" office:value="0.00495049504950495" calcext:value-type="float">
            <text:p>0.004950495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G5]" office:value-type="float" office:value="0.6072" calcext:value-type="float">
            <text:p>0.6072</text:p>
          </table:table-cell>
          <table:table-cell table:formula="of:=[.G12]" office:value-type="float" office:value="69" calcext:value-type="float">
            <text:p>69</text:p>
          </table:table-cell>
          <table:table-cell table:formula="of:=1/[.D40]" office:value-type="float" office:value="0.0144927536231884" calcext:value-type="float">
            <text:p>0.0144927536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G6]" office:value-type="float" office:value="0.4872" calcext:value-type="float">
            <text:p>0.4872</text:p>
          </table:table-cell>
          <table:table-cell table:formula="of:=[.G13]" office:value-type="float" office:value="87" calcext:value-type="float">
            <text:p>87</text:p>
          </table:table-cell>
          <table:table-cell table:formula="of:=1/[.D41]" office:value-type="float" office:value="0.0114942528735632" calcext:value-type="float">
            <text:p>0.0114942529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G7]" office:value-type="float" office:value="0.4721" calcext:value-type="float">
            <text:p>0.4721</text:p>
          </table:table-cell>
          <table:table-cell table:formula="of:=[.G14]" office:value-type="float" office:value="98" calcext:value-type="float">
            <text:p>98</text:p>
          </table:table-cell>
          <table:table-cell table:formula="of:=1/[.D42]" office:value-type="float" office:value="0.0102040816326531" calcext:value-type="float">
            <text:p>0.0102040816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G8]" office:value-type="float" office:value="0.4144" calcext:value-type="float">
            <text:p>0.4144</text:p>
          </table:table-cell>
          <table:table-cell table:formula="of:=[.G15]" office:value-type="float" office:value="114" calcext:value-type="float">
            <text:p>114</text:p>
          </table:table-cell>
          <table:table-cell table:formula="of:=1/[.D43]" office:value-type="float" office:value="0.0087719298245614" calcext:value-type="float">
            <text:p>0.0087719298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G9]" office:value-type="float" office:value="0.2872" calcext:value-type="float">
            <text:p>0.2872</text:p>
          </table:table-cell>
          <table:table-cell table:formula="of:=[.G16]" office:value-type="float" office:value="235" calcext:value-type="float">
            <text:p>235</text:p>
          </table:table-cell>
          <table:table-cell table:formula="of:=1/[.D44]" office:value-type="float" office:value="0.00425531914893617" calcext:value-type="float">
            <text:p>0.004255319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number-matrix-columns-spanned="3" table:number-matrix-rows-spanned="1" table:formula="of:=LINEST([.B20:.B44];[.C20:.C44]^{1;2})" office:value-type="float" office:value="37.4122794202369" calcext:value-type="float">
            <text:p>37.4122794202</text:p>
          </table:table-cell>
          <table:table-cell office:value-type="float" office:value="32.1023862723217" calcext:value-type="float">
            <text:p>32.1023862723</text:p>
          </table:table-cell>
          <table:table-cell office:value-type="float" office:value="-7.54843099905985" calcext:value-type="float">
            <text:p>-7.548430999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number-matrix-columns-spanned="2" table:number-matrix-rows-spanned="1" table:formula="of:==LINEST([.B20:.B44];[.E20:.E44])" office:value-type="float" office:value="2167.15518668798" calcext:value-type="float">
            <text:p>2167.155186688</text:p>
          </table:table-cell>
          <table:table-cell office:value-type="float" office:value="-5.7464734245577" calcext:value-type="float">
            <text:p>-5.746473424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6]" office:value-type="float" office:value="37.4122794202369" calcext:value-type="float">
            <text:p>37.4122794202</text:p>
          </table:table-cell>
          <table:table-cell table:formula="of:=[.H46]" office:value-type="float" office:value="32.1023862723217" calcext:value-type="float">
            <text:p>32.1023862723</text:p>
          </table:table-cell>
          <table:table-cell table:formula="of:=[.I46]" office:value-type="float" office:value="-7.54843099905985" calcext:value-type="float">
            <text:p>-7.548430999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8]" office:value-type="float" office:value="2167.15518668798" calcext:value-type="float">
            <text:p>2167.155186688</text:p>
          </table:table-cell>
          <table:table-cell table:formula="of:=[.H48]" office:value-type="float" office:value="-5.7464734245577" calcext:value-type="float">
            <text:p>-5.7464734246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formula="of:=[.B12]" office:value-type="float" office:value="25" calcext:value-type="float">
            <text:p>25</text:p>
          </table:table-cell>
          <table:table-cell table:formula="of:=1/[.C12]" office:value-type="float" office:value="0.0136986301369863" calcext:value-type="float">
            <text:p>0.0136986301</text:p>
          </table:table-cell>
          <table:table-cell table:formula="of:=1/[.D12]" office:value-type="float" office:value="0.0138888888888889" calcext:value-type="float">
            <text:p>0.0138888889</text:p>
          </table:table-cell>
          <table:table-cell table:formula="of:=1/[.E12]" office:value-type="float" office:value="0.0147058823529412" calcext:value-type="float">
            <text:p>0.0147058824</text:p>
          </table:table-cell>
          <table:table-cell table:formula="of:=1/[.F12]" office:value-type="float" office:value="0.0135135135135135" calcext:value-type="float">
            <text:p>0.0135135135</text:p>
          </table:table-cell>
          <table:table-cell table:formula="of:=1/[.G12]" office:value-type="float" office:value="0.0144927536231884" calcext:value-type="float">
            <text:p>0.0144927536</text:p>
          </table:table-cell>
          <table:table-cell/>
          <table:table-cell table:formula="of:=[.$G$48]*[.C57]+[.$H$48]" office:value-type="float" office:value="23.9405839273324" calcext:value-type="float">
            <text:p>23.9405839273</text:p>
          </table:table-cell>
          <table:table-cell table:formula="of:=[.$G$48]*[.D57]+[.$H$48]" office:value-type="float" office:value="24.3529041683309" calcext:value-type="float">
            <text:p>24.3529041683</text:p>
          </table:table-cell>
          <table:table-cell table:formula="of:=[.$G$48]*[.E57]+[.$H$48]" office:value-type="float" office:value="26.123455791442" calcext:value-type="float">
            <text:p>26.1234557914</text:p>
          </table:table-cell>
          <table:table-cell table:formula="of:=[.$G$48]*[.F57]+[.$H$48]" office:value-type="float" office:value="23.5394074766312" calcext:value-type="float">
            <text:p>23.5394074766</text:p>
          </table:table-cell>
          <table:table-cell table:formula="of:=[.$G$48]*[.G57]+[.$H$48]" office:value-type="float" office:value="25.6615727593261" calcext:value-type="float">
            <text:p>25.6615727593</text:p>
          </table:table-cell>
          <table:table-cell/>
          <table:table-cell table:formula="of:=VAR([.I57:.M57])" office:value-type="float" office:value="1.24805765874878" calcext:value-type="float">
            <text:p>1.2480576587</text:p>
          </table:table-cell>
        </table:table-row>
        <table:table-row table:style-name="ro1">
          <table:table-cell/>
          <table:table-cell table:formula="of:=[.B13]" office:value-type="float" office:value="20" calcext:value-type="float">
            <text:p>20</text:p>
          </table:table-cell>
          <table:table-cell table:formula="of:=1/[.C13]" office:value-type="float" office:value="0.0112359550561798" calcext:value-type="float">
            <text:p>0.0112359551</text:p>
          </table:table-cell>
          <table:table-cell table:formula="of:=1/[.D13]" office:value-type="float" office:value="0.0114942528735632" calcext:value-type="float">
            <text:p>0.0114942529</text:p>
          </table:table-cell>
          <table:table-cell table:formula="of:=1/[.E13]" office:value-type="float" office:value="0.0106382978723404" calcext:value-type="float">
            <text:p>0.0106382979</text:p>
          </table:table-cell>
          <table:table-cell table:formula="of:=1/[.F13]" office:value-type="float" office:value="0.0121951219512195" calcext:value-type="float">
            <text:p>0.012195122</text:p>
          </table:table-cell>
          <table:table-cell table:formula="of:=1/[.G13]" office:value-type="float" office:value="0.0114942528735632" calcext:value-type="float">
            <text:p>0.0114942529</text:p>
          </table:table-cell>
          <table:table-cell/>
          <table:table-cell table:formula="of:=[.$G$48]*[.C58]+[.$H$48]" office:value-type="float" office:value="18.6035848528353" calcext:value-type="float">
            <text:p>18.6035848528</text:p>
          </table:table-cell>
          <table:table-cell table:formula="of:=[.$G$48]*[.D58]+[.$H$48]" office:value-type="float" office:value="19.1633563074881" calcext:value-type="float">
            <text:p>19.1633563075</text:p>
          </table:table-cell>
          <table:table-cell table:formula="of:=[.$G$48]*[.E58]+[.$H$48]" office:value-type="float" office:value="17.3083689870166" calcext:value-type="float">
            <text:p>17.308368987</text:p>
          </table:table-cell>
          <table:table-cell table:formula="of:=[.$G$48]*[.F58]+[.$H$48]" office:value-type="float" office:value="20.6822483643201" calcext:value-type="float">
            <text:p>20.6822483643</text:p>
          </table:table-cell>
          <table:table-cell table:formula="of:=[.$G$48]*[.G58]+[.$H$48]" office:value-type="float" office:value="19.1633563074881" calcext:value-type="float">
            <text:p>19.1633563075</text:p>
          </table:table-cell>
          <table:table-cell/>
          <table:table-cell table:formula="of:=VAR([.I58:.M58])" office:value-type="float" office:value="1.47520992136821" calcext:value-type="float">
            <text:p>1.4752099214</text:p>
          </table:table-cell>
        </table:table-row>
        <table:table-row table:style-name="ro1">
          <table:table-cell/>
          <table:table-cell table:formula="of:=[.B14]" office:value-type="float" office:value="15" calcext:value-type="float">
            <text:p>15</text:p>
          </table:table-cell>
          <table:table-cell table:formula="of:=1/[.C14]" office:value-type="float" office:value="0.01" calcext:value-type="float">
            <text:p>0.01</text:p>
          </table:table-cell>
          <table:table-cell table:formula="of:=1/[.D14]" office:value-type="float" office:value="0.00961538461538462" calcext:value-type="float">
            <text:p>0.0096153846</text:p>
          </table:table-cell>
          <table:table-cell table:formula="of:=1/[.E14]" office:value-type="float" office:value="0.0104166666666667" calcext:value-type="float">
            <text:p>0.0104166667</text:p>
          </table:table-cell>
          <table:table-cell table:formula="of:=1/[.F14]" office:value-type="float" office:value="0.0099009900990099" calcext:value-type="float">
            <text:p>0.0099009901</text:p>
          </table:table-cell>
          <table:table-cell table:formula="of:=1/[.G14]" office:value-type="float" office:value="0.0102040816326531" calcext:value-type="float">
            <text:p>0.0102040816</text:p>
          </table:table-cell>
          <table:table-cell/>
          <table:table-cell table:formula="of:=[.$G$48]*[.C59]+[.$H$48]" office:value-type="float" office:value="15.9250784423221" calcext:value-type="float">
            <text:p>15.9250784423</text:p>
          </table:table-cell>
          <table:table-cell table:formula="of:=[.$G$48]*[.D59]+[.$H$48]" office:value-type="float" office:value="15.0915572166729" calcext:value-type="float">
            <text:p>15.0915572167</text:p>
          </table:table-cell>
          <table:table-cell table:formula="of:=[.$G$48]*[.E59]+[.$H$48]" office:value-type="float" office:value="16.8280597701088" calcext:value-type="float">
            <text:p>16.8280597701</text:p>
          </table:table-cell>
          <table:table-cell table:formula="of:=[.$G$48]*[.F59]+[.$H$48]" office:value-type="float" office:value="15.710508621858" calcext:value-type="float">
            <text:p>15.7105086219</text:p>
          </table:table-cell>
          <table:table-cell table:formula="of:=[.$G$48]*[.G59]+[.$H$48]" office:value-type="float" office:value="16.3673550110339" calcext:value-type="float">
            <text:p>16.367355011</text:p>
          </table:table-cell>
          <table:table-cell/>
          <table:table-cell table:formula="of:=VAR([.I59:.M59])" office:value-type="float" office:value="0.433530013907776" calcext:value-type="float">
            <text:p>0.4335300139</text:p>
          </table:table-cell>
        </table:table-row>
        <table:table-row table:style-name="ro1">
          <table:table-cell/>
          <table:table-cell table:formula="of:=[.B15]" office:value-type="float" office:value="10" calcext:value-type="float">
            <text:p>10</text:p>
          </table:table-cell>
          <table:table-cell table:formula="of:=1/[.C15]" office:value-type="float" office:value="0.00746268656716418" calcext:value-type="float">
            <text:p>0.0074626866</text:p>
          </table:table-cell>
          <table:table-cell table:formula="of:=1/[.D15]" office:value-type="float" office:value="0.00709219858156028" calcext:value-type="float">
            <text:p>0.0070921986</text:p>
          </table:table-cell>
          <table:table-cell table:formula="of:=1/[.E15]" office:value-type="float" office:value="0.00666666666666667" calcext:value-type="float">
            <text:p>0.0066666667</text:p>
          </table:table-cell>
          <table:table-cell table:formula="of:=1/[.F15]" office:value-type="float" office:value="0.00775193798449612" calcext:value-type="float">
            <text:p>0.007751938</text:p>
          </table:table-cell>
          <table:table-cell table:formula="of:=1/[.G15]" office:value-type="float" office:value="0.0087719298245614" calcext:value-type="float">
            <text:p>0.0087719298</text:p>
          </table:table-cell>
          <table:table-cell/>
          <table:table-cell table:formula="of:=[.$G$48]*[.C60]+[.$H$48]" office:value-type="float" office:value="10.4263264760989" calcext:value-type="float">
            <text:p>10.4263264761</text:p>
          </table:table-cell>
          <table:table-cell table:formula="of:=[.$G$48]*[.D60]+[.$H$48]" office:value-type="float" office:value="9.62342151649181" calcext:value-type="float">
            <text:p>9.6234215165</text:p>
          </table:table-cell>
          <table:table-cell table:formula="of:=[.$G$48]*[.E60]+[.$H$48]" office:value-type="float" office:value="8.70122782002884" calcext:value-type="float">
            <text:p>8.70122782</text:p>
          </table:table-cell>
          <table:table-cell table:formula="of:=[.$G$48]*[.F60]+[.$H$48]" office:value-type="float" office:value="11.0531791854267" calcext:value-type="float">
            <text:p>11.0531791854</text:p>
          </table:table-cell>
          <table:table-cell table:formula="of:=[.$G$48]*[.G60]+[.$H$48]" office:value-type="float" office:value="13.2636597920035" calcext:value-type="float">
            <text:p>13.263659792</text:p>
          </table:table-cell>
          <table:table-cell/>
          <table:table-cell table:formula="of:=VAR([.I60:.M60])" office:value-type="float" office:value="2.97218472781955" calcext:value-type="float">
            <text:p>2.9721847278</text:p>
          </table:table-cell>
        </table:table-row>
        <table:table-row table:style-name="ro1">
          <table:table-cell/>
          <table:table-cell table:formula="of:=[.B16]" office:value-type="float" office:value="5" calcext:value-type="float">
            <text:p>5</text:p>
          </table:table-cell>
          <table:table-cell table:formula="of:=1/[.C16]" office:value-type="float" office:value="0.00485436893203883" calcext:value-type="float">
            <text:p>0.0048543689</text:p>
          </table:table-cell>
          <table:table-cell table:formula="of:=1/[.D16]" office:value-type="float" office:value="0.00492610837438424" calcext:value-type="float">
            <text:p>0.0049261084</text:p>
          </table:table-cell>
          <table:table-cell table:formula="of:=1/[.E16]" office:value-type="float" office:value="0.00510204081632653" calcext:value-type="float">
            <text:p>0.0051020408</text:p>
          </table:table-cell>
          <table:table-cell table:formula="of:=1/[.F16]" office:value-type="float" office:value="0.00495049504950495" calcext:value-type="float">
            <text:p>0.004950495</text:p>
          </table:table-cell>
          <table:table-cell table:formula="of:=1/[.G16]" office:value-type="float" office:value="0.00425531914893617" calcext:value-type="float">
            <text:p>0.0042553191</text:p>
          </table:table-cell>
          <table:table-cell/>
          <table:table-cell table:formula="of:=[.$G$48]*[.C61]+[.$H$48]" office:value-type="float" office:value="4.77369738460726" calcext:value-type="float">
            <text:p>4.7736973846</text:p>
          </table:table-cell>
          <table:table-cell table:formula="of:=[.$G$48]*[.D61]+[.$H$48]" office:value-type="float" office:value="4.9291678891762" calcext:value-type="float">
            <text:p>4.9291678892</text:p>
          </table:table-cell>
          <table:table-cell table:formula="of:=[.$G$48]*[.E61]+[.$H$48]" office:value-type="float" office:value="5.31044079323812" calcext:value-type="float">
            <text:p>5.3104407932</text:p>
          </table:table-cell>
          <table:table-cell table:formula="of:=[.$G$48]*[.F61]+[.$H$48]" office:value-type="float" office:value="4.98201759865013" calcext:value-type="float">
            <text:p>4.9820175987</text:p>
          </table:table-cell>
          <table:table-cell table:formula="of:=[.$G$48]*[.G61]+[.$H$48]" office:value-type="float" office:value="3.47546354007201" calcext:value-type="float">
            <text:p>3.4754635401</text:p>
          </table:table-cell>
          <table:table-cell/>
          <table:table-cell table:formula="of:=VAR([.I61:.M61])" office:value-type="float" office:value="0.502359994537081" calcext:value-type="float">
            <text:p>0.502359994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AVERAGE([.O56:.O61])" office:value-type="float" office:value="1.32626846327628" calcext:value-type="float">
            <text:p>1.3262684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07:32:21.893315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2:40:39.146147118</meta:creation-date>
    <dc:date>2018-05-12T08:30:16.108535001</dc:date>
    <meta:editing-duration>PT2H11M39S</meta:editing-duration>
    <meta:editing-cycles>13</meta:editing-cycles>
    <meta:generator>LibreOffice/5.1.6.2$Linux_X86_64 LibreOffice_project/10m0$Build-2</meta:generator>
    <meta:document-statistic meta:table-count="5" meta:cell-count="86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44cm" svg:y="3.955cm" style:legend-expansion="high" chart:style-name="ch2"/>
        <chart:plot-area chart:style-name="ch3" table:cell-range-address="ipcam1.B4:ipcam1.C9" chart:data-source-has-labels="row" svg:x="0.319cm" svg:y="0.18cm" svg:width="10.206cm" svg:height="8.646cm">
          <chartooo:coordinate-region svg:x="1.046cm" svg:y="0.379cm" svg:width="9.3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1.B4:ipcam1.B9" loext:label-string="measurements" chart:class="chart:scatter">
            <chart:domain table:cell-range-address="ipcam1.C4:ipcam1.C9"/>
            <chart:data-point chart:repeated="6"/>
          </chart:series>
          <chart:series chart:style-name="ch7" chart:values-cell-range-address="ipcam1.B4:ipcam1.B9" loext:label-string="measurements_by_width" chart:class="chart:scatter">
            <chart:domain table:cell-range-address="ipcam1.D4:ipcam1.D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surements</text:p>
              </table:table-cell>
              <table:table-cell office:value-type="string">
                <text:p>Column D</text:p>
              </table:table-cell>
              <table:table-cell office:value-type="string">
                <text:p>measurements_by_wid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ipcam1.C4:ipcam1.C9</svg:desc>
                </draw:g>
              </table:table-cell>
              <table:table-cell office:value-type="float" office:value="1.5">
                <text:p>1.5</text:p>
                <draw:g>
                  <svg:desc>ipcam1.B4:ipcam1.B9</svg:desc>
                </draw:g>
              </table:table-cell>
              <table:table-cell office:value-type="float" office:value="2">
                <text:p>2</text:p>
                <draw:g>
                  <svg:desc>ipcam1.D4:ipcam1.D9</svg:desc>
                </draw:g>
              </table:table-cell>
              <table:table-cell office:value-type="float" office:value="1.5">
                <text:p>1.5</text:p>
                <draw:g>
                  <svg:desc>ipcam1.B4:ipcam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2.5">
                <text:p>2.5</text:p>
              </table:table-cell>
              <table:table-cell office:value-type="float" office:value="3.4">
                <text:p>3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91cm" svg:y="3.706cm" style:legend-expansion="high" chart:style-name="ch2"/>
        <chart:plot-area chart:style-name="ch3" table:cell-range-address="ipcam1.B29:ipcam1.C58" chart:data-source-has-labels="row" svg:x="0.319cm" svg:y="0.18cm" svg:width="11.053cm" svg:height="8.646cm">
          <chartooo:coordinate-region svg:x="0.94cm" svg:y="0.379cm" svg:width="10.1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ipcam1.B29:ipcam1.B58" loext:label-string="stereo" chart:class="chart:scatter">
            <chart:domain table:cell-range-address="ipcam1.C29:ipcam1.C58"/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/>
            </chart:regression-curve>
            <chart:data-point chart:repeated="26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126">
                <text:p>2.3126</text:p>
                <draw:g>
                  <svg:desc>ipcam1.C29:ipcam1.C58</svg:desc>
                </draw:g>
              </table:table-cell>
              <table:table-cell office:value-type="float" office:value="30">
                <text:p>30</text:p>
                <draw:g>
                  <svg:desc>ipcam1.B29:ipcam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05">
                <text:p>1.2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4">
                <text:p>0.9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44">
                <text:p>0.4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6">
                <text:p>0.3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4">
                <text:p>0.5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49">
                <text:p>1.10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28">
                <text:p>1.28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21">
                <text:p>1.7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18">
                <text:p>2.0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66">
                <text:p>2.0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26">
                <text:p>1.8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57">
                <text:p>1.2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64">
                <text:p>1.1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2">
                <text:p>0.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1">
                <text:p>0.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17">
                <text:p>0.6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54">
                <text:p>0.69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628">
                <text:p>1.86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26">
                <text:p>2.3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66">
                <text:p>2.31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028">
                <text:p>2.90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22">
                <text:p>2.0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006">
                <text:p>1.6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57">
                <text:p>1.4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27">
                <text:p>0.6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29">
                <text:p>0.332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954cm" style:legend-expansion="high" chart:style-name="ch2"/>
        <chart:plot-area chart:style-name="ch3" table:cell-range-address="ipcam1.E29:ipcam1.E58 ipcam1.B29:ipcam1.B58" chart:data-source-has-labels="row" svg:x="0.319cm" svg:y="0.18cm" svg:width="11.37cm" svg:height="8.645cm">
          <chartooo:coordinate-region svg:x="0.94cm" svg:y="0.379cm" svg:width="10.3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1.B29:ipcam1.B58" loext:label-string="proporcja" chart:class="chart:scatter">
            <chart:domain table:cell-range-address="ipcam1.E29:ipcam1.E5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orcj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09090909090909">
                <text:p>0.00909090909090909</text:p>
                <draw:g>
                  <svg:desc>ipcam1.E29:ipcam1.E58</svg:desc>
                </draw:g>
              </table:table-cell>
              <table:table-cell office:value-type="float" office:value="30">
                <text:p>30</text:p>
                <draw:g>
                  <svg:desc>ipcam1.B29:ipcam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9643605870021">
                <text:p>0.00209643605870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03225806451613">
                <text:p>0.0040322580645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">
                <text:p>0.0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251256281407">
                <text:p>0.0050251256281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390243902439">
                <text:p>0.002439024390243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91cm" svg:y="3.954cm" style:legend-expansion="high" chart:style-name="ch2"/>
        <chart:plot-area chart:style-name="ch3" table:cell-range-address="ipcam2.B19:ipcam2.C48" chart:data-source-has-labels="row" svg:x="0.319cm" svg:y="0.18cm" svg:width="11.053cm" svg:height="8.645cm">
          <chartooo:coordinate-region svg:x="0.94cm" svg:y="0.379cm" svg:width="10.33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2.B19:ipcam2.B48" loext:label-string="stereo" chart:class="chart:scatter">
            <chart:domain table:cell-range-address="ipcam2.C19:ipcam2.C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373">
                <text:p>2.8373</text:p>
                <draw:g>
                  <svg:desc>ipcam2.C19:ipcam2.C48</svg:desc>
                </draw:g>
              </table:table-cell>
              <table:table-cell office:value-type="float" office:value="30">
                <text:p>30</text:p>
                <draw:g>
                  <svg:desc>ipcam2.B19:ip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78">
                <text:p>2.2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9">
                <text:p>1.6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4">
                <text:p>1.0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18">
                <text:p>0.77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49">
                <text:p>0.4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64">
                <text:p>2.75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7">
                <text:p>2.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07">
                <text:p>1.4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94">
                <text:p>1.16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12">
                <text:p>0.78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46">
                <text:p>0.4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63">
                <text:p>2.7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26">
                <text:p>2.1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15">
                <text:p>1.58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19">
                <text:p>1.0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5">
                <text:p>0.4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102">
                <text:p>3.1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36">
                <text:p>2.2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93">
                <text:p>1.5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153">
                <text:p>1.1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49">
                <text:p>0.77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45">
                <text:p>0.4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55">
                <text:p>3.44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203">
                <text:p>2.1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14">
                <text:p>1.6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17">
                <text:p>1.1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75">
                <text:p>0.7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1">
                <text:p>0.40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749cm" svg:y="3.955cm" style:legend-expansion="high" chart:style-name="ch2"/>
        <chart:plot-area chart:style-name="ch3" table:cell-range-address="ipcam2.E19:ipcam2.E48 ipcam2.B19:ipcam2.B48" chart:data-source-has-labels="row" svg:x="0.319cm" svg:y="0.18cm" svg:width="12.111cm" svg:height="8.646cm">
          <chartooo:coordinate-region svg:x="0.94cm" svg:y="0.379cm" svg:width="11.06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2.B19:ipcam2.B48" loext:label-string="prop" chart:class="chart:scatter">
            <chart:domain table:cell-range-address="ipcam2.E19:ipcam2.E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11111111111">
                <text:p>0.0111111111111111</text:p>
                <draw:g>
                  <svg:desc>ipcam2.E19:ipcam2.E48</svg:desc>
                </draw:g>
              </table:table-cell>
              <table:table-cell office:value-type="float" office:value="30">
                <text:p>30</text:p>
                <draw:g>
                  <svg:desc>ipcam2.B19:ip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4741784037559">
                <text:p>0.00234741784037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74531835205992">
                <text:p>0.0037453183520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41545893719807">
                <text:p>0.00241545893719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76190476190476">
                <text:p>0.00476190476190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2558139534884">
                <text:p>0.002325581395348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71140939597315">
                <text:p>0.00671140939597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07614213197969">
                <text:p>0.005076142131979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96825396825397">
                <text:p>0.00396825396825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9234449760766">
                <text:p>0.00239234449760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7512437810945">
                <text:p>0.00497512437810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6913580246914">
                <text:p>0.002469135802469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952cm" style:legend-expansion="high" chart:style-name="ch2"/>
        <chart:plot-area chart:style-name="ch3" table:cell-range-address="ipcam2.B4:ipcam2.B9 ipcam2.O4:ipcam2.O9" chart:data-source-has-labels="row" svg:x="0.32cm" svg:y="0.18cm" svg:width="11.476cm" svg:height="8.64cm">
          <chartooo:coordinate-region svg:x="1.047cm" svg:y="0.379cm" svg:width="10.5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2.O4:ipcam2.O9" loext:label-string="variance" chart:class="chart:scatter">
            <chart:domain table:cell-range-address="ipcam2.B4:ipcam2.B9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ri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ipcam2.B4:ipcam2.B9</svg:desc>
                </draw:g>
              </table:table-cell>
              <table:table-cell office:value-type="float" office:value="0.742386289060845">
                <text:p>0.742386289060845</text:p>
                <draw:g>
                  <svg:desc>ipcam2.O4:ipcam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221802181304489">
                <text:p>0.221802181304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46484597699586">
                <text:p>0.546484597699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50759747051523">
                <text:p>0.250759747051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531392719345506">
                <text:p>0.0531392719345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21142260061772">
                <text:p>0.0521142260061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1.135cm" svg:y="3.954cm" style:legend-expansion="high" chart:style-name="ch2"/>
        <chart:plot-area chart:style-name="ch3" table:cell-range-address="usbcam2.B19:usbcam2.C48" svg:x="0.319cm" svg:y="0.18cm" svg:width="10.497cm" svg:height="8.645cm">
          <chartooo:coordinate-region svg:x="0.94cm" svg:y="0.379cm" svg:width="9.5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bcam2.B19:usbcam2.B48" chart:class="chart:scatter">
            <chart:domain table:cell-range-address="usbcam2.C19:usbcam2.C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usbcam2.C19:usbcam2.C48</svg:desc>
                </draw:g>
              </table:table-cell>
              <table:table-cell office:value-type="float" office:value="NaN">
                <text:p>NaN</text:p>
                <draw:g>
                  <svg:desc>usbcam2.B19:usb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39">
                <text:p>0.58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54">
                <text:p>0.4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15">
                <text:p>0.38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39">
                <text:p>0.28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3">
                <text:p>0.5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36">
                <text:p>0.4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96">
                <text:p>0.40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11">
                <text:p>0.2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61">
                <text:p>0.6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25">
                <text:p>0.49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5">
                <text:p>0.47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91">
                <text:p>0.3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95">
                <text:p>0.2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1">
                <text:p>0.5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25">
                <text:p>0.5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1">
                <text:p>0.4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11">
                <text:p>0.4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55">
                <text:p>0.3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72">
                <text:p>0.6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72">
                <text:p>0.48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21">
                <text:p>0.47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4">
                <text:p>0.4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2">
                <text:p>0.2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1.902cm" svg:y="3.955cm" style:legend-expansion="high" chart:style-name="ch2"/>
        <chart:plot-area chart:style-name="ch3" table:cell-range-address="usbcam2.E19:usbcam2.E48 usbcam2.B19:usbcam2.B48" svg:x="0.319cm" svg:y="0.18cm" svg:width="11.264cm" svg:height="8.646cm">
          <chartooo:coordinate-region svg:x="0.94cm" svg:y="0.379cm" svg:width="10.2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bcam2.B19:usbcam2.B48" chart:class="chart:scatter">
            <chart:domain table:cell-range-address="usbcam2.E19:usbcam2.E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usbcam2.E19:usbcam2.E48</svg:desc>
                </draw:g>
              </table:table-cell>
              <table:table-cell office:value-type="float" office:value="NaN">
                <text:p>NaN</text:p>
                <draw:g>
                  <svg:desc>usbcam2.B19:usb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09219858156028">
                <text:p>0.00709219858156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2610837438424">
                <text:p>0.00492610837438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75193798449612">
                <text:p>0.00775193798449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95049504950495">
                <text:p>0.00495049504950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7719298245614">
                <text:p>0.0087719298245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usbcam2.B4:usbcam2.B9 usbcam2.O4:usbcam2.O9" svg:x="0.32cm" svg:y="0.18cm" svg:width="11.238cm" svg:height="8.64cm">
          <chartooo:coordinate-region svg:x="1.047cm" svg:y="0.379cm" svg:width="10.3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bcam2.O4:usbcam2.O9" chart:class="chart:scatter">
            <chart:domain table:cell-range-address="usbcam2.B4:usbcam2.B9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usbcam2.B4:usbcam2.B9</svg:desc>
                </draw:g>
              </table:table-cell>
              <table:table-cell office:value-type="float" office:value="NaN">
                <text:p>NaN</text:p>
                <draw:g>
                  <svg:desc>usbcam2.O4:usbcam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120507660458073">
                <text:p>0.0120507660458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12564234781584">
                <text:p>1.12564234781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28224630821297">
                <text:p>1.2822463082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15521245539504">
                <text:p>1.15521245539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00892066134927">
                <text:p>2.008920661349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